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000000"/>
    </style:style>
    <style:style style:name="ce4" style:family="table-cell" style:parent-style-name="Default" style:data-style-name="N0">
      <style:table-cell-properties fo:border="thin solid #000000" fo:background-color="#008000"/>
    </style:style>
    <style:style style:name="ce5" style:family="table-cell" style:parent-style-name="Default" style:data-style-name="N0">
      <style:table-cell-properties fo:border="thin solid #000000" fo:background-color="#FF6633"/>
    </style:style>
    <style:style style:name="ce6" style:family="table-cell" style:parent-style-name="Default" style:data-style-name="N0">
      <style:table-cell-properties fo:border="thin solid #000000" fo:background-color="#9999FF"/>
    </style:style>
    <style:style style:name="ce7" style:family="table-cell" style:parent-style-name="Default" style:data-style-name="N0">
      <style:table-cell-properties fo:border="thin solid #000000" fo:background-color="#FF0000"/>
    </style:style>
    <style:style style:name="ce8" style:family="table-cell" style:parent-style-name="Default" style:data-style-name="N0">
      <style:table-cell-properties fo:border="thin solid #000000" fo:background-color="#FFFF00"/>
    </style:style>
    <style:style style:name="ce9" style:family="table-cell" style:parent-style-name="Default" style:data-style-name="N0">
      <style:table-cell-properties fo:border="thin solid #000000" fo:background-color="#0000FF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11125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1.13770833333333cm"/>
    </style:style>
    <style:style style:name="co6" style:family="table-column">
      <style:table-column-properties fo:break-before="auto" style:column-width="0.767291666666667cm"/>
    </style:style>
    <style:style style:name="co7" style:family="table-column">
      <style:table-column-properties fo:break-before="auto" style:column-width="1.243541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0.635cm"/>
    </style:style>
    <style:style style:name="co10" style:family="table-column">
      <style:table-column-properties fo:break-before="auto" style:column-width="0.555625cm"/>
    </style:style>
    <style:style style:name="co11" style:family="table-column">
      <style:table-column-properties fo:break-before="auto" style:column-width="0.582083333333333cm"/>
    </style:style>
    <style:style style:name="co12" style:family="table-column">
      <style:table-column-properties fo:break-before="auto" style:column-width="0.502708333333333cm"/>
    </style:style>
    <style:style style:name="co13" style:family="table-column">
      <style:table-column-properties fo:break-before="auto" style:column-width="0.608541666666667cm"/>
    </style:style>
    <style:style style:name="co14" style:family="table-column">
      <style:table-column-properties fo:break-before="auto" style:column-width="0.529166666666667cm"/>
    </style:style>
    <style:style style:name="co15" style:family="table-column">
      <style:table-column-properties fo:break-before="auto" style:column-width="0.47625cm"/>
    </style:style>
    <style:style style:name="co16" style:family="table-column">
      <style:table-column-properties fo:break-before="auto" style:column-width="0.79375cm"/>
    </style:style>
    <style:style style:name="co17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Project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Yellow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number-rows-repeated="1048569" table:style-name="ro2">
          <table:table-cell table:number-columns-repeated="16384"/>
        </table:table-row>
      </table:table>
      <table:table table:name="Zi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Project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Yellow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3"/>
          <table:table-cell table:style-name="ce5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number-columns-repeated="2"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number-columns-repeated="2"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number-columns-repeated="2"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3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6"/>
          <table:table-cell table:number-columns-repeated="2" table:style-name="ce3"/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Za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Project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Yellow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3"/>
          <table:table-cell table:style-name="ce5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number-columns-repeated="2"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number-columns-repeated="2"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number-columns-repeated="2"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3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6"/>
          <table:table-cell table:number-columns-repeated="2" table:style-name="ce3"/>
          <table:table-cell table:number-columns-repeated="16377"/>
        </table:table-row>
        <table:table-row table:number-rows-repeated="1048560" table:style-name="ro2">
          <table:table-cell table:number-columns-repeated="16384"/>
        </table:table-row>
      </table:table>
      <table:table table:name="Corn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Project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Yellow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3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3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3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3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number-columns-repeated="3"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number-columns-repeated="2" table:style-name="ce3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number-columns-repeated="2" table:style-name="ce3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number-columns-repeated="2"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3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number-columns-repeated="3"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number-columns-repeated="2" table:style-name="ce3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number-columns-repeated="3" table:style-name="ce3"/>
          <table:table-cell table:number-columns-repeated="16377"/>
        </table:table-row>
        <table:table-row table:number-rows-repeated="1048555" table:style-name="ro1">
          <table:table-cell table:number-columns-repeated="16384"/>
        </table:table-row>
      </table:table>
      <table:table table:name="Rectangle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16370" table:default-cell-style-name="ce1"/>
        <table:table-row table:style-name="ro1">
          <table:table-cell office:value-type="string" table:style-name="ce2">
            <text:p>Project</text:p>
          </table:table-cell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Yellow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9">
            <text:p>3</text:p>
          </table:table-cell>
          <table:table-cell table:number-columns-repeated="5" table:style-name="ce3"/>
          <table:table-cell office:value-type="float" office:value="3" table:formula="of:=SUM([.D2:.I2])" table:style-name="ce1">
            <text:p>3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3"/>
          <table:table-cell office:value-type="float" office:value="3" table:style-name="ce4">
            <text:p>3</text:p>
          </table:table-cell>
          <table:table-cell table:number-columns-repeated="4" table:style-name="ce3"/>
          <table:table-cell office:value-type="float" office:value="3" table:formula="of:=SUM([.D3:.I3])" table:style-name="ce1">
            <text:p>3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" table:style-name="ce3"/>
          <table:table-cell office:value-type="float" office:value="3" table:style-name="ce5">
            <text:p>3</text:p>
          </table:table-cell>
          <table:table-cell table:number-columns-repeated="3" table:style-name="ce3"/>
          <table:table-cell office:value-type="float" office:value="3" table:formula="of:=SUM([.D4:.I4])" table:style-name="ce1">
            <text:p>3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float" office:value="3" table:style-name="ce6">
            <text:p>3</text:p>
          </table:table-cell>
          <table:table-cell table:number-columns-repeated="2" table:style-name="ce3"/>
          <table:table-cell office:value-type="float" office:value="3" table:formula="of:=SUM([.D5:.I5])" table:style-name="ce1">
            <text:p>3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3"/>
          <table:table-cell office:value-type="float" office:value="3" table:style-name="ce7">
            <text:p>3</text:p>
          </table:table-cell>
          <table:table-cell table:style-name="ce3"/>
          <table:table-cell office:value-type="float" office:value="3" table:formula="of:=SUM([.D6:.I6])" table:style-name="ce1">
            <text:p>3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5" table:style-name="ce3"/>
          <table:table-cell office:value-type="float" office:value="3" table:style-name="ce8">
            <text:p>3</text:p>
          </table:table-cell>
          <table:table-cell office:value-type="float" office:value="3" table:formula="of:=SUM([.D7:.I7])" table:style-name="ce1">
            <text:p>3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5" table:style-name="ce4">
            <text:p>5</text:p>
          </table:table-cell>
          <table:table-cell table:number-columns-repeated="4" table:style-name="ce3"/>
          <table:table-cell office:value-type="float" office:value="6" table:formula="of:=SUM([.D8:.I8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9">
            <text:p>2</text:p>
          </table:table-cell>
          <table:table-cell table:style-name="ce3"/>
          <table:table-cell office:value-type="float" office:value="4" table:style-name="ce5">
            <text:p>4</text:p>
          </table:table-cell>
          <table:table-cell table:number-columns-repeated="3" table:style-name="ce3"/>
          <table:table-cell office:value-type="float" office:value="6" table:formula="of:=SUM([.D9:.I9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table:number-columns-repeated="2" table:style-name="ce3"/>
          <table:table-cell office:value-type="float" office:value="3" table:style-name="ce6">
            <text:p>3</text:p>
          </table:table-cell>
          <table:table-cell table:number-columns-repeated="2" table:style-name="ce3"/>
          <table:table-cell office:value-type="float" office:value="6" table:formula="of:=SUM([.D10:.I10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9">
            <text:p>4</text:p>
          </table:table-cell>
          <table:table-cell table:number-columns-repeated="3" table:style-name="ce3"/>
          <table:table-cell office:value-type="float" office:value="2" table:style-name="ce7">
            <text:p>2</text:p>
          </table:table-cell>
          <table:table-cell table:style-name="ce3"/>
          <table:table-cell office:value-type="float" office:value="6" table:formula="of:=SUM([.D11:.I11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9">
            <text:p>5</text:p>
          </table:table-cell>
          <table:table-cell table:number-columns-repeated="4" table:style-name="ce3"/>
          <table:table-cell office:value-type="float" office:value="1" table:style-name="ce8">
            <text:p>1</text:p>
          </table:table-cell>
          <table:table-cell office:value-type="float" office:value="6" table:formula="of:=SUM([.D12:.I12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1" table:style-name="ce4">
            <text:p>1</text:p>
          </table:table-cell>
          <table:table-cell office:value-type="float" office:value="5" table:style-name="ce5">
            <text:p>5</text:p>
          </table:table-cell>
          <table:table-cell table:number-columns-repeated="3" table:style-name="ce3"/>
          <table:table-cell office:value-type="float" office:value="6" table:formula="of:=SUM([.D13:.I13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2" table:style-name="ce4">
            <text:p>2</text:p>
          </table:table-cell>
          <table:table-cell table:style-name="ce3"/>
          <table:table-cell office:value-type="float" office:value="4" table:style-name="ce6">
            <text:p>4</text:p>
          </table:table-cell>
          <table:table-cell table:number-columns-repeated="2" table:style-name="ce3"/>
          <table:table-cell office:value-type="float" office:value="6" table:formula="of:=SUM([.D14:.I14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3" table:style-name="ce4">
            <text:p>3</text:p>
          </table:table-cell>
          <table:table-cell table:number-columns-repeated="2" table:style-name="ce3"/>
          <table:table-cell office:value-type="float" office:value="3" table:style-name="ce7">
            <text:p>3</text:p>
          </table:table-cell>
          <table:table-cell table:style-name="ce3"/>
          <table:table-cell office:value-type="float" office:value="6" table:formula="of:=SUM([.D15:.I15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4" table:style-name="ce4">
            <text:p>4</text:p>
          </table:table-cell>
          <table:table-cell table:number-columns-repeated="3" table:style-name="ce3"/>
          <table:table-cell office:value-type="float" office:value="2" table:style-name="ce8">
            <text:p>2</text:p>
          </table:table-cell>
          <table:table-cell office:value-type="float" office:value="6" table:formula="of:=SUM([.D16:.I16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2" table:style-name="ce3"/>
          <table:table-cell office:value-type="float" office:value="1" table:style-name="ce5">
            <text:p>1</text:p>
          </table:table-cell>
          <table:table-cell office:value-type="float" office:value="5" table:style-name="ce6">
            <text:p>5</text:p>
          </table:table-cell>
          <table:table-cell table:number-columns-repeated="2" table:style-name="ce3"/>
          <table:table-cell office:value-type="float" office:value="6" table:formula="of:=SUM([.D17:.I17])" table:style-name="ce1">
            <text:p>6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2" table:style-name="ce3"/>
          <table:table-cell office:value-type="float" office:value="2" table:style-name="ce5">
            <text:p>2</text:p>
          </table:table-cell>
          <table:table-cell table:style-name="ce3"/>
          <table:table-cell office:value-type="float" office:value="4" table:style-name="ce7">
            <text:p>4</text:p>
          </table:table-cell>
          <table:table-cell table:style-name="ce3"/>
          <table:table-cell office:value-type="float" office:value="6" table:formula="of:=SUM([.D18:.I18])" table:style-name="ce1">
            <text:p>6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2" table:style-name="ce3"/>
          <table:table-cell office:value-type="float" office:value="3" table:style-name="ce5">
            <text:p>3</text:p>
          </table:table-cell>
          <table:table-cell table:number-columns-repeated="2" table:style-name="ce3"/>
          <table:table-cell office:value-type="float" office:value="3" table:style-name="ce8">
            <text:p>3</text:p>
          </table:table-cell>
          <table:table-cell office:value-type="float" office:value="6" table:formula="of:=SUM([.D19:.I19])" table:style-name="ce1">
            <text:p>6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office:value-type="float" office:value="1" table:style-name="ce6">
            <text:p>1</text:p>
          </table:table-cell>
          <table:table-cell office:value-type="float" office:value="5" table:style-name="ce7">
            <text:p>5</text:p>
          </table:table-cell>
          <table:table-cell table:style-name="ce3"/>
          <table:table-cell office:value-type="float" office:value="6" table:formula="of:=SUM([.D20:.I20])" table:style-name="ce1">
            <text:p>6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office:value-type="float" office:value="2" table:style-name="ce6">
            <text:p>2</text:p>
          </table:table-cell>
          <table:table-cell table:style-name="ce3"/>
          <table:table-cell office:value-type="float" office:value="4" table:style-name="ce8">
            <text:p>4</text:p>
          </table:table-cell>
          <table:table-cell office:value-type="float" office:value="6" table:formula="of:=SUM([.D21:.I21])" table:style-name="ce1">
            <text:p>6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4" table:style-name="ce3"/>
          <table:table-cell office:value-type="float" office:value="1" table:style-name="ce7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6" table:formula="of:=SUM([.D22:.I22])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5">
            <text:p>4</text:p>
          </table:table-cell>
          <table:table-cell table:number-columns-repeated="3" table:style-name="ce3"/>
          <table:table-cell office:value-type="float" office:value="9" table:formula="of:=SUM([.D23:.I23])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4">
            <text:p>4</text:p>
          </table:table-cell>
          <table:table-cell table:style-name="ce3"/>
          <table:table-cell office:value-type="float" office:value="1" table:style-name="ce6">
            <text:p>1</text:p>
          </table:table-cell>
          <table:table-cell table:number-columns-repeated="2" table:style-name="ce3"/>
          <table:table-cell office:value-type="float" office:value="9" table:formula="of:=SUM([.D24:.I24])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4">
            <text:p>3</text:p>
          </table:table-cell>
          <table:table-cell table:number-columns-repeated="2" table:style-name="ce3"/>
          <table:table-cell office:value-type="float" office:value="5" table:style-name="ce7">
            <text:p>5</text:p>
          </table:table-cell>
          <table:table-cell table:style-name="ce3"/>
          <table:table-cell office:value-type="float" office:value="9" table:formula="of:=SUM([.D25:.I25])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4">
            <text:p>2</text:p>
          </table:table-cell>
          <table:table-cell table:number-columns-repeated="3" table:style-name="ce3"/>
          <table:table-cell office:value-type="float" office:value="5" table:style-name="ce8">
            <text:p>5</text:p>
          </table:table-cell>
          <table:table-cell office:value-type="float" office:value="9" table:formula="of:=SUM([.D26:.I26])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5" table:style-name="ce5">
            <text:p>5</text:p>
          </table:table-cell>
          <table:table-cell office:value-type="float" office:value="1" table:style-name="ce6">
            <text:p>1</text:p>
          </table:table-cell>
          <table:table-cell table:number-columns-repeated="2" table:style-name="ce3"/>
          <table:table-cell office:value-type="float" office:value="9" table:formula="of:=SUM([.D27:.I27])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i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5" table:style-name="ce5">
            <text:p>5</text:p>
          </table:table-cell>
          <table:table-cell table:style-name="ce3"/>
          <table:table-cell office:value-type="float" office:value="1" table:style-name="ce7">
            <text:p>1</text:p>
          </table:table-cell>
          <table:table-cell table:style-name="ce3"/>
          <table:table-cell office:value-type="float" office:value="9" table:formula="of:=SUM([.D28:.I28])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9">
            <text:p>4</text:p>
          </table:table-cell>
          <table:table-cell table:style-name="ce3"/>
          <table:table-cell office:value-type="float" office:value="4" table:style-name="ce5">
            <text:p>4</text:p>
          </table:table-cell>
          <table:table-cell table:number-columns-repeated="2" table:style-name="ce3"/>
          <table:table-cell office:value-type="float" office:value="1" table:style-name="ce8">
            <text:p>1</text:p>
          </table:table-cell>
          <table:table-cell office:value-type="float" office:value="9" table:formula="of:=SUM([.D29:.I29])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9">
            <text:p>1</text:p>
          </table:table-cell>
          <table:table-cell table:number-columns-repeated="2" table:style-name="ce3"/>
          <table:table-cell office:value-type="float" office:value="4" table:style-name="ce6">
            <text:p>4</text:p>
          </table:table-cell>
          <table:table-cell office:value-type="float" office:value="4" table:style-name="ce7">
            <text:p>4</text:p>
          </table:table-cell>
          <table:table-cell table:style-name="ce3"/>
          <table:table-cell office:value-type="float" office:value="9" table:formula="of:=SUM([.D30:.I30])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9">
            <text:p>5</text:p>
          </table:table-cell>
          <table:table-cell table:number-columns-repeated="2" table:style-name="ce3"/>
          <table:table-cell office:value-type="float" office:value="2" table:style-name="ce6">
            <text:p>2</text:p>
          </table:table-cell>
          <table:table-cell table:style-name="ce3"/>
          <table:table-cell office:value-type="float" office:value="2" table:style-name="ce8">
            <text:p>2</text:p>
          </table:table-cell>
          <table:table-cell office:value-type="float" office:value="9" table:formula="of:=SUM([.D31:.I31])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9">
            <text:p>5</text:p>
          </table:table-cell>
          <table:table-cell table:number-columns-repeated="3" table:style-name="ce3"/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9" table:formula="of:=SUM([.D32:.I32])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6">
            <text:p>4</text:p>
          </table:table-cell>
          <table:table-cell table:number-columns-repeated="2" table:style-name="ce3"/>
          <table:table-cell office:value-type="float" office:value="9" table:formula="of:=SUM([.D33:.I33])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i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5" table:style-name="ce4">
            <text:p>5</text:p>
          </table:table-cell>
          <table:table-cell office:value-type="float" office:value="1" table:style-name="ce5">
            <text:p>1</text:p>
          </table:table-cell>
          <table:table-cell table:style-name="ce3"/>
          <table:table-cell office:value-type="float" office:value="3" table:style-name="ce7">
            <text:p>3</text:p>
          </table:table-cell>
          <table:table-cell table:style-name="ce3"/>
          <table:table-cell office:value-type="float" office:value="9" table:formula="of:=SUM([.D34:.I34])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1" table:style-name="ce4">
            <text:p>1</text:p>
          </table:table-cell>
          <table:table-cell office:value-type="float" office:value="3" table:style-name="ce5">
            <text:p>3</text:p>
          </table:table-cell>
          <table:table-cell table:number-columns-repeated="2" table:style-name="ce3"/>
          <table:table-cell office:value-type="float" office:value="5" table:style-name="ce8">
            <text:p>5</text:p>
          </table:table-cell>
          <table:table-cell office:value-type="float" office:value="9" table:formula="of:=SUM([.D35:.I35])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5" table:style-name="ce4">
            <text:p>5</text:p>
          </table:table-cell>
          <table:table-cell table:style-name="ce3"/>
          <table:table-cell office:value-type="float" office:value="3" table:style-name="ce6">
            <text:p>3</text:p>
          </table:table-cell>
          <table:table-cell office:value-type="float" office:value="1" table:style-name="ce7">
            <text:p>1</text:p>
          </table:table-cell>
          <table:table-cell table:style-name="ce3"/>
          <table:table-cell office:value-type="float" office:value="9" table:formula="of:=SUM([.D36:.I36])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4" table:style-name="ce4">
            <text:p>4</text:p>
          </table:table-cell>
          <table:table-cell table:style-name="ce3"/>
          <table:table-cell office:value-type="float" office:value="2" table:style-name="ce6">
            <text:p>2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9" table:formula="of:=SUM([.D37:.I37])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2" table:style-name="ce3"/>
          <table:table-cell office:value-type="float" office:value="4" table:style-name="ce7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9" table:formula="of:=SUM([.D38:.I38])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office:value-type="float" office:value="2" table:style-name="ce5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7">
            <text:p>2</text:p>
          </table:table-cell>
          <table:table-cell table:style-name="ce3"/>
          <table:table-cell office:value-type="float" office:value="9" table:formula="of:=SUM([.D39:.I39])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office:value-type="float" office:value="2" table:style-name="ce5">
            <text:p>2</text:p>
          </table:table-cell>
          <table:table-cell office:value-type="float" office:value="3" table:style-name="ce6">
            <text:p>3</text:p>
          </table:table-cell>
          <table:table-cell table:style-name="ce3"/>
          <table:table-cell office:value-type="float" office:value="4" table:style-name="ce8">
            <text:p>4</text:p>
          </table:table-cell>
          <table:table-cell office:value-type="float" office:value="9" table:formula="of:=SUM([.D40:.I40])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office:value-type="float" office:value="1" table:style-name="ce5">
            <text:p>1</text:p>
          </table:table-cell>
          <table:table-cell table:style-name="ce3"/>
          <table:table-cell office:value-type="float" office:value="5" table:style-name="ce7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9" table:formula="of:=SUM([.D41:.I41])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3" table:style-name="ce3"/>
          <table:table-cell office:value-type="float" office:value="5" table:style-name="ce6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9" table:formula="of:=SUM([.D42:.I42])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table:number-columns-repeated="2" table:style-name="ce3"/>
          <table:table-cell office:value-type="float" office:value="12" table:formula="of:=SUM([.D43:.I43])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style-name="ce3"/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44:.I44])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number-columns-repeated="2"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45:.I45])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table:style-name="ce3"/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46:.I46])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table:style-name="ce3"/>
          <table:table-cell office:value-type="float" office:value="3" table:style-name="ce6">
            <text:p>3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47:.I47])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" table:style-name="ce3"/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48:.I48])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49:.I49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50:.I50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3" table:style-name="ce5">
            <text:p>3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51:.I51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table:number-columns-repeated="2" table:style-name="ce3"/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52:.I52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table:style-name="ce3"/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53:.I53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table:style-name="ce3"/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54:.I54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table:style-name="ce3"/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55:.I55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table:style-name="ce3"/>
          <table:table-cell office:value-type="float" office:value="3" table:style-name="ce4">
            <text:p>3</text:p>
          </table:table-cell>
          <table:table-cell table:style-name="ce3"/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56:.I56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table:number-columns-repeated="2" table:style-name="ce3"/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57:.I57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table:number-columns-repeated="2" table:style-name="ce3"/>
          <table:table-cell office:value-type="float" office:value="12" table:formula="of:=SUM([.D58:.I58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style-name="ce3"/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59:.I59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number-columns-repeated="2"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60:.I60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table:style-name="ce3"/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61:.I61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table:style-name="ce3"/>
          <table:table-cell office:value-type="float" office:value="3" table:style-name="ce6">
            <text:p>3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62:.I62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" table:style-name="ce3"/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63:.I63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64:.I64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65:.I65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3" table:style-name="ce5">
            <text:p>3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66:.I66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table:number-columns-repeated="2" table:style-name="ce3"/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67:.I67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68:.I68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69:.I69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70:.I70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3" table:style-name="ce4">
            <text:p>3</text:p>
          </table:table-cell>
          <table:table-cell table:style-name="ce3"/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71:.I71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2" table:style-name="ce3"/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72:.I72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7">
            <text:p>5</text:p>
          </table:table-cell>
          <table:table-cell table:style-name="ce3"/>
          <table:table-cell office:value-type="float" office:value="15" table:formula="of:=SUM([.D73:.I73])" table:style-name="ce1">
            <text:p>15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6">
            <text:p>5</text:p>
          </table:table-cell>
          <table:table-cell table:style-name="ce3"/>
          <table:table-cell office:value-type="float" office:value="1" table:style-name="ce8">
            <text:p>1</text:p>
          </table:table-cell>
          <table:table-cell office:value-type="float" office:value="15" table:formula="of:=SUM([.D74:.I74])" table:style-name="ce1">
            <text:p>15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5">
            <text:p>5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5" table:formula="of:=SUM([.D75:.I75])" table:style-name="ce1">
            <text:p>15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4">
            <text:p>5</text:p>
          </table:table-cell>
          <table:table-cell table:style-name="ce3"/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15" table:formula="of:=SUM([.D76:.I76])" table:style-name="ce1">
            <text:p>15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table:style-name="ce3"/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5" table:formula="of:=SUM([.D77:.I77])" table:style-name="ce1">
            <text:p>15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style-name="ce3"/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15" table:formula="of:=SUM([.D78:.I78])" table:style-name="ce1">
            <text:p>15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6" table:formula="of:=SUM([.D79:.I79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2" table:formula="of:=SUM([.D80:.I80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" table:formula="of:=SUM([.D81:.I81])" table:style-name="ce1">
            <text:p>18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" table:formula="of:=SUM([.D82:.I82])" table:style-name="ce1">
            <text:p>24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30" table:formula="of:=SUM([.D83:.I83])" table:style-name="ce1">
            <text:p>30</text:p>
          </table:table-cell>
          <table:table-cell table:number-columns-repeated="16374"/>
        </table:table-row>
        <table:table-row table:number-rows-repeated="1048493" table:style-name="ro2">
          <table:table-cell table:number-columns-repeated="16384"/>
        </table:table-row>
      </table:table>
      <table:table table:name="Le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Project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Yellow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3"/>
          <table:table-cell table:style-name="ce5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number-columns-repeated="2"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number-columns-repeated="2"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number-columns-repeated="2"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3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6"/>
          <table:table-cell table:number-columns-repeated="2" table:style-name="ce3"/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3_digit_Combos" table:style-name="ta2"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16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9" table:default-cell-style-name="ce1"/>
        <table:table-column table:style-name="co17" table:default-cell-style-name="ce1"/>
        <table:table-column table:style-name="co11" table:number-columns-repeated="3" table:default-cell-style-name="ce1"/>
        <table:table-column table:style-name="co6" table:default-cell-style-name="ce1"/>
        <table:table-column table:style-name="co8" table:default-cell-style-name="ce1"/>
        <table:table-column table:style-name="co14" table:default-cell-style-name="ce1"/>
        <table:table-column table:style-name="co10" table:default-cell-style-name="ce1"/>
        <table:table-column table:style-name="co14" table:default-cell-style-name="ce1"/>
        <table:table-column table:style-name="co8" table:number-columns-repeated="16363" table:default-cell-style-name="ce1"/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5">
            <text:p>4</text:p>
          </table:table-cell>
          <table:table-cell table:number-columns-repeated="3" table:style-name="ce3"/>
          <table:table-cell office:value-type="float" office:value="9" table:formula="of:=SUM([.D1:.I1])" table:style-name="ce1">
            <text:p>9</text:p>
          </table:table-cell>
          <table:table-cell table:number-columns-repeated="3" table:style-name="ce1"/>
          <table:table-cell office:value-type="float" office:value="2" table:formula="of:=[.D1]" table:style-name="ce9">
            <text:p>2</text:p>
          </table:table-cell>
          <table:table-cell office:value-type="float" office:value="3" table:formula="of:=[.E1]" table:style-name="ce4">
            <text:p>3</text:p>
          </table:table-cell>
          <table:table-cell office:value-type="float" office:value="4" table:formula="of:=[.F1]" table:style-name="ce5">
            <text:p>4</text:p>
          </table:table-cell>
          <table:table-cell office:value-type="float" office:value="9" table:formula="of:=SUM([.N1:.P1])" table:style-name="ce1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4">
            <text:p>4</text:p>
          </table:table-cell>
          <table:table-cell table:style-name="ce3"/>
          <table:table-cell office:value-type="float" office:value="1" table:style-name="ce6">
            <text:p>1</text:p>
          </table:table-cell>
          <table:table-cell table:number-columns-repeated="2" table:style-name="ce3"/>
          <table:table-cell office:value-type="float" office:value="9" table:formula="of:=SUM([.D2:.I2])" table:style-name="ce1">
            <text:p>9</text:p>
          </table:table-cell>
          <table:table-cell table:number-columns-repeated="3" table:style-name="ce1"/>
          <table:table-cell office:value-type="float" office:value="4" table:formula="of:=[.D2]" table:style-name="ce9">
            <text:p>4</text:p>
          </table:table-cell>
          <table:table-cell office:value-type="float" office:value="4" table:formula="of:=[.E2]" table:style-name="ce4">
            <text:p>4</text:p>
          </table:table-cell>
          <table:table-cell office:value-type="float" office:value="1" table:formula="of:=[.G2]" table:style-name="ce6">
            <text:p>1</text:p>
          </table:table-cell>
          <table:table-cell office:value-type="float" office:value="9" table:formula="of:=SUM([.N2:.P2])" table:style-name="ce1">
            <text:p>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4">
            <text:p>3</text:p>
          </table:table-cell>
          <table:table-cell table:number-columns-repeated="2" table:style-name="ce3"/>
          <table:table-cell office:value-type="float" office:value="5" table:style-name="ce7">
            <text:p>5</text:p>
          </table:table-cell>
          <table:table-cell table:style-name="ce3"/>
          <table:table-cell office:value-type="float" office:value="9" table:formula="of:=SUM([.D3:.I3])" table:style-name="ce1">
            <text:p>9</text:p>
          </table:table-cell>
          <table:table-cell table:number-columns-repeated="3" table:style-name="ce1"/>
          <table:table-cell office:value-type="float" office:value="1" table:formula="of:=[.D3]" table:style-name="ce9">
            <text:p>1</text:p>
          </table:table-cell>
          <table:table-cell office:value-type="float" office:value="3" table:formula="of:=[.E3]" table:style-name="ce4">
            <text:p>3</text:p>
          </table:table-cell>
          <table:table-cell office:value-type="float" office:value="5" table:formula="of:=[.H3]" table:style-name="ce7">
            <text:p>5</text:p>
          </table:table-cell>
          <table:table-cell office:value-type="float" office:value="9" table:formula="of:=SUM([.N3:.P3])" table:style-name="ce1">
            <text:p>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4">
            <text:p>2</text:p>
          </table:table-cell>
          <table:table-cell table:number-columns-repeated="3" table:style-name="ce3"/>
          <table:table-cell office:value-type="float" office:value="5" table:style-name="ce8">
            <text:p>5</text:p>
          </table:table-cell>
          <table:table-cell office:value-type="float" office:value="9" table:formula="of:=SUM([.D4:.I4])" table:style-name="ce1">
            <text:p>9</text:p>
          </table:table-cell>
          <table:table-cell table:number-columns-repeated="3" table:style-name="ce1"/>
          <table:table-cell office:value-type="float" office:value="2" table:formula="of:=[.D4]" table:style-name="ce9">
            <text:p>2</text:p>
          </table:table-cell>
          <table:table-cell office:value-type="float" office:value="2" table:formula="of:=[.E4]" table:style-name="ce4">
            <text:p>2</text:p>
          </table:table-cell>
          <table:table-cell office:value-type="float" office:value="5" table:formula="of:=[.I4]" table:style-name="ce8">
            <text:p>5</text:p>
          </table:table-cell>
          <table:table-cell office:value-type="float" office:value="9" table:formula="of:=SUM([.N4:.P4])" table:style-name="ce1">
            <text:p>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5" table:style-name="ce5">
            <text:p>5</text:p>
          </table:table-cell>
          <table:table-cell office:value-type="float" office:value="1" table:style-name="ce6">
            <text:p>1</text:p>
          </table:table-cell>
          <table:table-cell table:number-columns-repeated="2" table:style-name="ce3"/>
          <table:table-cell office:value-type="float" office:value="9" table:formula="of:=SUM([.D5:.I5])" table:style-name="ce1">
            <text:p>9</text:p>
          </table:table-cell>
          <table:table-cell table:number-columns-repeated="3" table:style-name="ce1"/>
          <table:table-cell office:value-type="float" office:value="3" table:formula="of:=[.D5]" table:style-name="ce9">
            <text:p>3</text:p>
          </table:table-cell>
          <table:table-cell office:value-type="float" office:value="5" table:formula="of:=[.F5]" table:style-name="ce5">
            <text:p>5</text:p>
          </table:table-cell>
          <table:table-cell office:value-type="float" office:value="1" table:formula="of:=[.G5]" table:style-name="ce6">
            <text:p>1</text:p>
          </table:table-cell>
          <table:table-cell office:value-type="float" office:value="9" table:formula="of:=SUM([.N5:.P5])" table:style-name="ce1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5" table:style-name="ce5">
            <text:p>5</text:p>
          </table:table-cell>
          <table:table-cell table:style-name="ce3"/>
          <table:table-cell office:value-type="float" office:value="1" table:style-name="ce7">
            <text:p>1</text:p>
          </table:table-cell>
          <table:table-cell table:style-name="ce3"/>
          <table:table-cell office:value-type="float" office:value="9" table:formula="of:=SUM([.D6:.I6])" table:style-name="ce1">
            <text:p>9</text:p>
          </table:table-cell>
          <table:table-cell table:number-columns-repeated="3" table:style-name="ce1"/>
          <table:table-cell office:value-type="float" office:value="3" table:formula="of:=[.D6]" table:style-name="ce9">
            <text:p>3</text:p>
          </table:table-cell>
          <table:table-cell office:value-type="float" office:value="5" table:formula="of:=[.F6]" table:style-name="ce5">
            <text:p>5</text:p>
          </table:table-cell>
          <table:table-cell office:value-type="float" office:value="1" table:formula="of:=[.H6]" table:style-name="ce7">
            <text:p>1</text:p>
          </table:table-cell>
          <table:table-cell office:value-type="float" office:value="9" table:formula="of:=SUM([.N6:.P6])" table:style-name="ce1">
            <text:p>9</text:p>
          </table:table-cell>
          <table:table-cell table:number-columns-repeated="16367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9">
            <text:p>4</text:p>
          </table:table-cell>
          <table:table-cell table:style-name="ce3"/>
          <table:table-cell office:value-type="float" office:value="4" table:style-name="ce5">
            <text:p>4</text:p>
          </table:table-cell>
          <table:table-cell table:number-columns-repeated="2" table:style-name="ce3"/>
          <table:table-cell office:value-type="float" office:value="1" table:style-name="ce8">
            <text:p>1</text:p>
          </table:table-cell>
          <table:table-cell office:value-type="float" office:value="9" table:formula="of:=SUM([.D7:.I7])" table:style-name="ce1">
            <text:p>9</text:p>
          </table:table-cell>
          <table:table-cell table:number-columns-repeated="3" table:style-name="ce1"/>
          <table:table-cell office:value-type="float" office:value="4" table:formula="of:=[.D7]" table:style-name="ce9">
            <text:p>4</text:p>
          </table:table-cell>
          <table:table-cell office:value-type="float" office:value="4" table:formula="of:=[.F7]" table:style-name="ce5">
            <text:p>4</text:p>
          </table:table-cell>
          <table:table-cell office:value-type="float" office:value="1" table:formula="of:=[.I7]" table:style-name="ce8">
            <text:p>1</text:p>
          </table:table-cell>
          <table:table-cell office:value-type="float" office:value="9" table:formula="of:=SUM([.N7:.P7])" table:style-name="ce1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9">
            <text:p>1</text:p>
          </table:table-cell>
          <table:table-cell table:number-columns-repeated="2" table:style-name="ce3"/>
          <table:table-cell office:value-type="float" office:value="4" table:style-name="ce6">
            <text:p>4</text:p>
          </table:table-cell>
          <table:table-cell office:value-type="float" office:value="4" table:style-name="ce7">
            <text:p>4</text:p>
          </table:table-cell>
          <table:table-cell table:style-name="ce3"/>
          <table:table-cell office:value-type="float" office:value="9" table:formula="of:=SUM([.D8:.I8])" table:style-name="ce1">
            <text:p>9</text:p>
          </table:table-cell>
          <table:table-cell table:number-columns-repeated="3" table:style-name="ce1"/>
          <table:table-cell office:value-type="float" office:value="1" table:formula="of:=[.D8]" table:style-name="ce9">
            <text:p>1</text:p>
          </table:table-cell>
          <table:table-cell office:value-type="float" office:value="4" table:formula="of:=[.G8]" table:style-name="ce6">
            <text:p>4</text:p>
          </table:table-cell>
          <table:table-cell office:value-type="float" office:value="4" table:formula="of:=[.H8]" table:style-name="ce7">
            <text:p>4</text:p>
          </table:table-cell>
          <table:table-cell office:value-type="float" office:value="9" table:formula="of:=SUM([.N8:.P8])" table:style-name="ce1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9">
            <text:p>5</text:p>
          </table:table-cell>
          <table:table-cell table:number-columns-repeated="2" table:style-name="ce3"/>
          <table:table-cell office:value-type="float" office:value="2" table:style-name="ce6">
            <text:p>2</text:p>
          </table:table-cell>
          <table:table-cell table:style-name="ce3"/>
          <table:table-cell office:value-type="float" office:value="2" table:style-name="ce8">
            <text:p>2</text:p>
          </table:table-cell>
          <table:table-cell office:value-type="float" office:value="9" table:formula="of:=SUM([.D9:.I9])" table:style-name="ce1">
            <text:p>9</text:p>
          </table:table-cell>
          <table:table-cell table:number-columns-repeated="3" table:style-name="ce1"/>
          <table:table-cell office:value-type="float" office:value="5" table:formula="of:=[.D9]" table:style-name="ce9">
            <text:p>5</text:p>
          </table:table-cell>
          <table:table-cell office:value-type="float" office:value="2" table:formula="of:=[.G9]" table:style-name="ce6">
            <text:p>2</text:p>
          </table:table-cell>
          <table:table-cell office:value-type="float" office:value="2" table:formula="of:=[.I9]" table:style-name="ce8">
            <text:p>2</text:p>
          </table:table-cell>
          <table:table-cell office:value-type="float" office:value="9" table:formula="of:=SUM([.N9:.P9])" table:style-name="ce1">
            <text:p>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9">
            <text:p>5</text:p>
          </table:table-cell>
          <table:table-cell table:number-columns-repeated="3" table:style-name="ce3"/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9" table:formula="of:=SUM([.D10:.I10])" table:style-name="ce1">
            <text:p>9</text:p>
          </table:table-cell>
          <table:table-cell table:number-columns-repeated="3" table:style-name="ce1"/>
          <table:table-cell office:value-type="float" office:value="5" table:formula="of:=[.D10]" table:style-name="ce9">
            <text:p>5</text:p>
          </table:table-cell>
          <table:table-cell office:value-type="float" office:value="2" table:formula="of:=[.H10]" table:style-name="ce7">
            <text:p>2</text:p>
          </table:table-cell>
          <table:table-cell office:value-type="float" office:value="2" table:formula="of:=[.I10]" table:style-name="ce8">
            <text:p>2</text:p>
          </table:table-cell>
          <table:table-cell office:value-type="float" office:value="9" table:formula="of:=SUM([.N10:.P10])" table:style-name="ce1">
            <text:p>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6">
            <text:p>4</text:p>
          </table:table-cell>
          <table:table-cell table:number-columns-repeated="2" table:style-name="ce3"/>
          <table:table-cell office:value-type="float" office:value="9" table:formula="of:=SUM([.D11:.I11])" table:style-name="ce1">
            <text:p>9</text:p>
          </table:table-cell>
          <table:table-cell table:number-columns-repeated="3" table:style-name="ce1"/>
          <table:table-cell office:value-type="float" office:value="2" table:formula="of:=[.E11]" table:style-name="ce4">
            <text:p>2</text:p>
          </table:table-cell>
          <table:table-cell office:value-type="float" office:value="3" table:formula="of:=[.F11]" table:style-name="ce5">
            <text:p>3</text:p>
          </table:table-cell>
          <table:table-cell office:value-type="float" office:value="4" table:formula="of:=[.G11]" table:style-name="ce6">
            <text:p>4</text:p>
          </table:table-cell>
          <table:table-cell office:value-type="float" office:value="9" table:formula="of:=SUM([.N11:.P11])" table:style-name="ce1">
            <text:p>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5" table:style-name="ce4">
            <text:p>5</text:p>
          </table:table-cell>
          <table:table-cell office:value-type="float" office:value="1" table:style-name="ce5">
            <text:p>1</text:p>
          </table:table-cell>
          <table:table-cell table:style-name="ce3"/>
          <table:table-cell office:value-type="float" office:value="3" table:style-name="ce7">
            <text:p>3</text:p>
          </table:table-cell>
          <table:table-cell table:style-name="ce3"/>
          <table:table-cell office:value-type="float" office:value="9" table:formula="of:=SUM([.D12:.I12])" table:style-name="ce1">
            <text:p>9</text:p>
          </table:table-cell>
          <table:table-cell table:number-columns-repeated="3" table:style-name="ce1"/>
          <table:table-cell office:value-type="float" office:value="5" table:formula="of:=[.E12]" table:style-name="ce4">
            <text:p>5</text:p>
          </table:table-cell>
          <table:table-cell office:value-type="float" office:value="1" table:formula="of:=[.F12]" table:style-name="ce5">
            <text:p>1</text:p>
          </table:table-cell>
          <table:table-cell office:value-type="float" office:value="3" table:formula="of:=[.H12]" table:style-name="ce7">
            <text:p>3</text:p>
          </table:table-cell>
          <table:table-cell office:value-type="float" office:value="9" table:formula="of:=SUM([.N12:.P12])" table:style-name="ce1">
            <text:p>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1" table:style-name="ce4">
            <text:p>1</text:p>
          </table:table-cell>
          <table:table-cell office:value-type="float" office:value="3" table:style-name="ce5">
            <text:p>3</text:p>
          </table:table-cell>
          <table:table-cell table:number-columns-repeated="2" table:style-name="ce3"/>
          <table:table-cell office:value-type="float" office:value="5" table:style-name="ce8">
            <text:p>5</text:p>
          </table:table-cell>
          <table:table-cell office:value-type="float" office:value="9" table:formula="of:=SUM([.D13:.I13])" table:style-name="ce1">
            <text:p>9</text:p>
          </table:table-cell>
          <table:table-cell table:number-columns-repeated="3" table:style-name="ce1"/>
          <table:table-cell office:value-type="float" office:value="1" table:formula="of:=[.E13]" table:style-name="ce4">
            <text:p>1</text:p>
          </table:table-cell>
          <table:table-cell office:value-type="float" office:value="3" table:formula="of:=[.F13]" table:style-name="ce5">
            <text:p>3</text:p>
          </table:table-cell>
          <table:table-cell office:value-type="float" office:value="5" table:formula="of:=[.I13]" table:style-name="ce8">
            <text:p>5</text:p>
          </table:table-cell>
          <table:table-cell office:value-type="float" office:value="9" table:formula="of:=SUM([.N13:.P13])" table:style-name="ce1">
            <text:p>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5" table:style-name="ce4">
            <text:p>5</text:p>
          </table:table-cell>
          <table:table-cell table:style-name="ce3"/>
          <table:table-cell office:value-type="float" office:value="3" table:style-name="ce6">
            <text:p>3</text:p>
          </table:table-cell>
          <table:table-cell office:value-type="float" office:value="1" table:style-name="ce7">
            <text:p>1</text:p>
          </table:table-cell>
          <table:table-cell table:style-name="ce3"/>
          <table:table-cell office:value-type="float" office:value="9" table:formula="of:=SUM([.D14:.I14])" table:style-name="ce1">
            <text:p>9</text:p>
          </table:table-cell>
          <table:table-cell table:number-columns-repeated="3" table:style-name="ce1"/>
          <table:table-cell office:value-type="float" office:value="5" table:formula="of:=[.E14]" table:style-name="ce4">
            <text:p>5</text:p>
          </table:table-cell>
          <table:table-cell office:value-type="float" office:value="3" table:formula="of:=[.G14]" table:style-name="ce6">
            <text:p>3</text:p>
          </table:table-cell>
          <table:table-cell office:value-type="float" office:value="1" table:formula="of:=[.H14]" table:style-name="ce7">
            <text:p>1</text:p>
          </table:table-cell>
          <table:table-cell office:value-type="float" office:value="9" table:formula="of:=SUM([.N14:.P14])" table:style-name="ce1">
            <text:p>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4" table:style-name="ce4">
            <text:p>4</text:p>
          </table:table-cell>
          <table:table-cell table:style-name="ce3"/>
          <table:table-cell office:value-type="float" office:value="2" table:style-name="ce6">
            <text:p>2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9" table:formula="of:=SUM([.D15:.I15])" table:style-name="ce1">
            <text:p>9</text:p>
          </table:table-cell>
          <table:table-cell table:number-columns-repeated="3" table:style-name="ce1"/>
          <table:table-cell office:value-type="float" office:value="4" table:formula="of:=[.E15]" table:style-name="ce4">
            <text:p>4</text:p>
          </table:table-cell>
          <table:table-cell office:value-type="float" office:value="2" table:formula="of:=[.G15]" table:style-name="ce6">
            <text:p>2</text:p>
          </table:table-cell>
          <table:table-cell office:value-type="float" office:value="3" table:formula="of:=[.I15]" table:style-name="ce8">
            <text:p>3</text:p>
          </table:table-cell>
          <table:table-cell office:value-type="float" office:value="9" table:formula="of:=SUM([.N15:.P15])" table:style-name="ce1">
            <text:p>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2" table:style-name="ce3"/>
          <table:table-cell office:value-type="float" office:value="4" table:style-name="ce7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9" table:formula="of:=SUM([.D16:.I16])" table:style-name="ce1">
            <text:p>9</text:p>
          </table:table-cell>
          <table:table-cell table:number-columns-repeated="3" table:style-name="ce1"/>
          <table:table-cell office:value-type="float" office:value="1" table:formula="of:=[.E16]" table:style-name="ce4">
            <text:p>1</text:p>
          </table:table-cell>
          <table:table-cell office:value-type="float" office:value="4" table:formula="of:=[.H16]" table:style-name="ce7">
            <text:p>4</text:p>
          </table:table-cell>
          <table:table-cell office:value-type="float" office:value="4" table:formula="of:=[.I16]" table:style-name="ce8">
            <text:p>4</text:p>
          </table:table-cell>
          <table:table-cell office:value-type="float" office:value="9" table:formula="of:=SUM([.N16:.P16])" table:style-name="ce1">
            <text:p>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office:value-type="float" office:value="2" table:style-name="ce5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7">
            <text:p>2</text:p>
          </table:table-cell>
          <table:table-cell table:style-name="ce3"/>
          <table:table-cell office:value-type="float" office:value="9" table:formula="of:=SUM([.D17:.I17])" table:style-name="ce1">
            <text:p>9</text:p>
          </table:table-cell>
          <table:table-cell table:number-columns-repeated="3" table:style-name="ce1"/>
          <table:table-cell office:value-type="float" office:value="2" table:formula="of:=[.F17]" table:style-name="ce5">
            <text:p>2</text:p>
          </table:table-cell>
          <table:table-cell office:value-type="float" office:value="5" table:formula="of:=[.G17]" table:style-name="ce6">
            <text:p>5</text:p>
          </table:table-cell>
          <table:table-cell office:value-type="float" office:value="2" table:formula="of:=[.H17]" table:style-name="ce7">
            <text:p>2</text:p>
          </table:table-cell>
          <table:table-cell office:value-type="float" office:value="9" table:formula="of:=SUM([.N17:.P17])" table:style-name="ce1">
            <text:p>9</text:p>
          </table:table-cell>
          <table:table-cell table:number-columns-repeated="16367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office:value-type="float" office:value="2" table:style-name="ce5">
            <text:p>2</text:p>
          </table:table-cell>
          <table:table-cell office:value-type="float" office:value="3" table:style-name="ce6">
            <text:p>3</text:p>
          </table:table-cell>
          <table:table-cell table:style-name="ce3"/>
          <table:table-cell office:value-type="float" office:value="4" table:style-name="ce8">
            <text:p>4</text:p>
          </table:table-cell>
          <table:table-cell office:value-type="float" office:value="9" table:formula="of:=SUM([.D18:.I18])" table:style-name="ce1">
            <text:p>9</text:p>
          </table:table-cell>
          <table:table-cell table:number-columns-repeated="3" table:style-name="ce1"/>
          <table:table-cell office:value-type="float" office:value="2" table:formula="of:=[.F18]" table:style-name="ce5">
            <text:p>2</text:p>
          </table:table-cell>
          <table:table-cell office:value-type="float" office:value="3" table:formula="of:=[.G18]" table:style-name="ce6">
            <text:p>3</text:p>
          </table:table-cell>
          <table:table-cell office:value-type="float" office:value="4" table:formula="of:=[.I18]" table:style-name="ce8">
            <text:p>4</text:p>
          </table:table-cell>
          <table:table-cell office:value-type="float" office:value="9" table:formula="of:=SUM([.N18:.P18])" table:style-name="ce1">
            <text:p>9</text:p>
          </table:table-cell>
          <table:table-cell table:number-columns-repeated="16367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office:value-type="float" office:value="1" table:style-name="ce5">
            <text:p>1</text:p>
          </table:table-cell>
          <table:table-cell table:style-name="ce3"/>
          <table:table-cell office:value-type="float" office:value="5" table:style-name="ce7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9" table:formula="of:=SUM([.D19:.I19])" table:style-name="ce1">
            <text:p>9</text:p>
          </table:table-cell>
          <table:table-cell table:number-columns-repeated="3" table:style-name="ce1"/>
          <table:table-cell office:value-type="float" office:value="1" table:formula="of:=[.F19]" table:style-name="ce5">
            <text:p>1</text:p>
          </table:table-cell>
          <table:table-cell office:value-type="float" office:value="5" table:formula="of:=[.H19]" table:style-name="ce7">
            <text:p>5</text:p>
          </table:table-cell>
          <table:table-cell office:value-type="float" office:value="3" table:formula="of:=[.I19]" table:style-name="ce8">
            <text:p>3</text:p>
          </table:table-cell>
          <table:table-cell office:value-type="float" office:value="9" table:formula="of:=SUM([.N19:.P19])" table:style-name="ce1">
            <text:p>9</text:p>
          </table:table-cell>
          <table:table-cell table:number-columns-repeated="16367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3" table:style-name="ce3"/>
          <table:table-cell office:value-type="float" office:value="5" table:style-name="ce6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9" table:formula="of:=SUM([.D20:.I20])" table:style-name="ce1">
            <text:p>9</text:p>
          </table:table-cell>
          <table:table-cell table:number-columns-repeated="3" table:style-name="ce1"/>
          <table:table-cell office:value-type="float" office:value="5" table:formula="of:=[.G20]" table:style-name="ce6">
            <text:p>5</text:p>
          </table:table-cell>
          <table:table-cell office:value-type="float" office:value="3" table:formula="of:=[.H20]" table:style-name="ce7">
            <text:p>3</text:p>
          </table:table-cell>
          <table:table-cell office:value-type="float" office:value="1" table:formula="of:=[.I20]" table:style-name="ce8">
            <text:p>1</text:p>
          </table:table-cell>
          <table:table-cell office:value-type="float" office:value="9" table:formula="of:=SUM([.N20:.P20])" table:style-name="ce1">
            <text:p>9</text:p>
          </table:table-cell>
          <table:table-cell table:number-columns-repeated="16367" table:style-name="ce1"/>
        </table:table-row>
        <table:table-row table:style-name="ro1">
          <table:table-cell table:number-columns-repeated="3" table:style-name="ce1"/>
          <table:table-cell office:value-type="float" office:value="30" table:formula="of:=SUM([.D1:.D20])" table:style-name="ce1">
            <text:p>30</text:p>
          </table:table-cell>
          <table:table-cell office:value-type="float" office:value="30" table:formula="of:=SUM([.E1:.E20])" table:style-name="ce1">
            <text:p>30</text:p>
          </table:table-cell>
          <table:table-cell office:value-type="float" office:value="30" table:formula="of:=SUM([.F1:.F20])" table:style-name="ce1">
            <text:p>30</text:p>
          </table:table-cell>
          <table:table-cell office:value-type="float" office:value="30" table:formula="of:=SUM([.G1:.G20])" table:style-name="ce1">
            <text:p>30</text:p>
          </table:table-cell>
          <table:table-cell office:value-type="float" office:value="30" table:formula="of:=SUM([.H1:.H20])" table:style-name="ce1">
            <text:p>30</text:p>
          </table:table-cell>
          <table:table-cell office:value-type="float" office:value="30" table:formula="of:=SUM([.I1:.I20])" table:style-name="ce1">
            <text:p>30</text:p>
          </table:table-cell>
          <table:table-cell table:number-columns-repeated="4" table:style-name="ce1"/>
          <table:table-cell office:value-type="float" office:value="58" table:formula="of:=SUM([.N1:.N20])" table:style-name="ce1">
            <text:p>58</text:p>
          </table:table-cell>
          <table:table-cell office:value-type="float" office:value="66" table:formula="of:=SUM([.O1:.O20])" table:style-name="ce1">
            <text:p>66</text:p>
          </table:table-cell>
          <table:table-cell office:value-type="float" office:value="56" table:formula="of:=SUM([.P1:.P20])" table:style-name="ce1">
            <text:p>56</text:p>
          </table:table-cell>
          <table:table-cell table:style-name="ce1"/>
          <table:table-cell office:value-type="float" office:value="60" table:formula="of:=AVERAGE([.N21:.P21])" table:style-name="ce1">
            <text:p>60</text:p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formula="of:=[.D23]*[.A29]" table:style-name="ce1">
            <text:p>0</text:p>
          </table:table-cell>
          <table:table-cell office:value-type="float" office:value="0" table:formula="of:=[.E23]*[.A29]" table:style-name="ce1">
            <text:p>0</text:p>
          </table:table-cell>
          <table:table-cell office:value-type="float" office:value="0" table:formula="of:=[.F23]*[.A29]" table:style-name="ce1">
            <text:p>0</text:p>
          </table:table-cell>
          <table:table-cell office:value-type="float" office:value="0" table:formula="of:=[.G23]*[.D29]" table:style-name="ce1">
            <text:p>0</text:p>
          </table:table-cell>
          <table:table-cell office:value-type="float" office:value="0" table:formula="of:=[.H23]*[.A29]" table:style-name="ce1">
            <text:p>0</text:p>
          </table:table-cell>
          <table:table-cell office:value-type="float" office:value="0" table:formula="of:=[.I23]*[.A29]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formula="of:=[.D24]*[.A30]" table:style-name="ce1">
            <text:p>0</text:p>
          </table:table-cell>
          <table:table-cell office:value-type="float" office:value="0" table:formula="of:=[.E24]*[.A30]" table:style-name="ce1">
            <text:p>0</text:p>
          </table:table-cell>
          <table:table-cell office:value-type="float" office:value="0" table:formula="of:=[.F24]*[.A30]" table:style-name="ce1">
            <text:p>0</text:p>
          </table:table-cell>
          <table:table-cell office:value-type="float" office:value="0" table:formula="of:=[.G24]*[.D30]" table:style-name="ce1">
            <text:p>0</text:p>
          </table:table-cell>
          <table:table-cell office:value-type="float" office:value="0" table:formula="of:=[.H24]*[.A30]" table:style-name="ce1">
            <text:p>0</text:p>
          </table:table-cell>
          <table:table-cell office:value-type="float" office:value="0" table:formula="of:=[.I24]*[.A30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formula="of:=[.D25]*[.A31]" table:style-name="ce1">
            <text:p>0</text:p>
          </table:table-cell>
          <table:table-cell office:value-type="float" office:value="0" table:formula="of:=[.E25]*[.A31]" table:style-name="ce1">
            <text:p>0</text:p>
          </table:table-cell>
          <table:table-cell office:value-type="float" office:value="0" table:formula="of:=[.F25]*[.A31]" table:style-name="ce1">
            <text:p>0</text:p>
          </table:table-cell>
          <table:table-cell office:value-type="float" office:value="0" table:formula="of:=[.G25]*[.D31]" table:style-name="ce1">
            <text:p>0</text:p>
          </table:table-cell>
          <table:table-cell office:value-type="float" office:value="0" table:formula="of:=[.H25]*[.A31]" table:style-name="ce1">
            <text:p>0</text:p>
          </table:table-cell>
          <table:table-cell office:value-type="float" office:value="0" table:formula="of:=[.I25]*[.A31]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formula="of:=[.D26]*[.A32]" table:style-name="ce1">
            <text:p>0</text:p>
          </table:table-cell>
          <table:table-cell office:value-type="float" office:value="0" table:formula="of:=[.E26]*[.A32]" table:style-name="ce1">
            <text:p>0</text:p>
          </table:table-cell>
          <table:table-cell office:value-type="float" office:value="0" table:formula="of:=[.F26]*[.A32]" table:style-name="ce1">
            <text:p>0</text:p>
          </table:table-cell>
          <table:table-cell office:value-type="float" office:value="0" table:formula="of:=[.G26]*[.D32]" table:style-name="ce1">
            <text:p>0</text:p>
          </table:table-cell>
          <table:table-cell office:value-type="float" office:value="0" table:formula="of:=[.H26]*[.A32]" table:style-name="ce1">
            <text:p>0</text:p>
          </table:table-cell>
          <table:table-cell office:value-type="float" office:value="0" table:formula="of:=[.I26]*[.A32]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formula="of:=[.D27]*[.A33]" table:style-name="ce1">
            <text:p>0</text:p>
          </table:table-cell>
          <table:table-cell office:value-type="float" office:value="0" table:formula="of:=[.E27]*[.A33]" table:style-name="ce1">
            <text:p>0</text:p>
          </table:table-cell>
          <table:table-cell office:value-type="float" office:value="0" table:formula="of:=[.F27]*[.A33]" table:style-name="ce1">
            <text:p>0</text:p>
          </table:table-cell>
          <table:table-cell office:value-type="float" office:value="0" table:formula="of:=[.G27]*[.D33]" table:style-name="ce1">
            <text:p>0</text:p>
          </table:table-cell>
          <table:table-cell office:value-type="float" office:value="0" table:formula="of:=[.H27]*[.A33]" table:style-name="ce1">
            <text:p>0</text:p>
          </table:table-cell>
          <table:table-cell office:value-type="float" office:value="0" table:formula="of:=[.I27]*[.A33]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number-columns-repeated="10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number-columns-repeated="10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number-rows-repeated="1048539" table:style-name="ro2">
          <table:table-cell table:number-columns-repeated="16384"/>
        </table:table-row>
      </table:table>
      <table:table table:name="4_digit_Combos" table:style-name="ta2">
        <table:table-column table:style-name="co8" table:default-cell-style-name="ce1"/>
        <table:table-column table:style-name="co14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10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9" table:default-cell-style-name="ce1"/>
        <table:table-column table:style-name="co17" table:default-cell-style-name="ce1"/>
        <table:table-column table:style-name="co11" table:number-columns-repeated="4" table:default-cell-style-name="ce1"/>
        <table:table-column table:style-name="co6" table:default-cell-style-name="ce1"/>
        <table:table-column table:style-name="co8" table:default-cell-style-name="ce1"/>
        <table:table-column table:style-name="co14" table:default-cell-style-name="ce1"/>
        <table:table-column table:style-name="co10" table:default-cell-style-name="ce1"/>
        <table:table-column table:style-name="co14" table:default-cell-style-name="ce1"/>
        <table:table-column table:style-name="co11" table:default-cell-style-name="ce1"/>
        <table:table-column table:style-name="co17" table:default-cell-style-name="ce1"/>
        <table:table-column table:style-name="co8" table:number-columns-repeated="16360" table:default-cell-style-name="ce1"/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6">
            <text:p>5</text:p>
          </table:table-cell>
          <table:table-cell table:number-columns-repeated="2" table:style-name="ce3"/>
          <table:table-cell office:value-type="float" office:value="12" table:formula="of:=SUM([.D1:.I1])" table:style-name="ce1">
            <text:p>12</text:p>
          </table:table-cell>
          <table:table-cell table:number-columns-repeated="3" table:style-name="ce1"/>
          <table:table-cell office:value-type="float" office:value="1" table:formula="of:=[.D1]" table:style-name="ce9">
            <text:p>1</text:p>
          </table:table-cell>
          <table:table-cell office:value-type="float" office:value="1" table:formula="of:=[.E1]" table:style-name="ce4">
            <text:p>1</text:p>
          </table:table-cell>
          <table:table-cell office:value-type="float" office:value="5" table:formula="of:=[.F1]" table:style-name="ce5">
            <text:p>5</text:p>
          </table:table-cell>
          <table:table-cell office:value-type="float" office:value="5" table:formula="of:=[.G1]" table:style-name="ce6">
            <text:p>5</text:p>
          </table:table-cell>
          <table:table-cell office:value-type="float" office:value="12" table:formula="of:=SUM([.N1:.Q1])" table:style-name="ce1">
            <text:p>1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2" table:formula="of:=SUM([.T1:.W1])" table:style-name="ce1">
            <text:p>12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5">
            <text:p>4</text:p>
          </table:table-cell>
          <table:table-cell table:style-name="ce3"/>
          <table:table-cell office:value-type="float" office:value="5" table:style-name="ce7">
            <text:p>5</text:p>
          </table:table-cell>
          <table:table-cell table:style-name="ce3"/>
          <table:table-cell office:value-type="float" office:value="12" table:formula="of:=SUM([.D2:.I2])" table:style-name="ce1">
            <text:p>12</text:p>
          </table:table-cell>
          <table:table-cell table:number-columns-repeated="3" table:style-name="ce1"/>
          <table:table-cell office:value-type="float" office:value="1" table:formula="of:=[.D2]" table:style-name="ce9">
            <text:p>1</text:p>
          </table:table-cell>
          <table:table-cell office:value-type="float" office:value="2" table:formula="of:=[.E2]" table:style-name="ce4">
            <text:p>2</text:p>
          </table:table-cell>
          <table:table-cell office:value-type="float" office:value="4" table:formula="of:=[.F2]" table:style-name="ce5">
            <text:p>4</text:p>
          </table:table-cell>
          <table:table-cell office:value-type="float" office:value="5" table:formula="of:=[.H2]" table:style-name="ce7">
            <text:p>5</text:p>
          </table:table-cell>
          <table:table-cell office:value-type="float" office:value="12" table:formula="of:=SUM([.N2:.Q2])" table:style-name="ce1">
            <text:p>1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2" table:formula="of:=SUM([.T2:.W2])" table:style-name="ce1">
            <text:p>12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table:number-columns-repeated="2" table:style-name="ce3"/>
          <table:table-cell office:value-type="float" office:value="5" table:style-name="ce8">
            <text:p>5</text:p>
          </table:table-cell>
          <table:table-cell office:value-type="float" office:value="12" table:formula="of:=SUM([.D3:.I3])" table:style-name="ce1">
            <text:p>12</text:p>
          </table:table-cell>
          <table:table-cell table:number-columns-repeated="3" table:style-name="ce1"/>
          <table:table-cell office:value-type="float" office:value="2" table:formula="of:=[.D3]" table:style-name="ce9">
            <text:p>2</text:p>
          </table:table-cell>
          <table:table-cell office:value-type="float" office:value="2" table:formula="of:=[.E3]" table:style-name="ce4">
            <text:p>2</text:p>
          </table:table-cell>
          <table:table-cell office:value-type="float" office:value="3" table:formula="of:=[.F3]" table:style-name="ce5">
            <text:p>3</text:p>
          </table:table-cell>
          <table:table-cell office:value-type="float" office:value="5" table:formula="of:=[.I3]" table:style-name="ce8">
            <text:p>5</text:p>
          </table:table-cell>
          <table:table-cell office:value-type="float" office:value="12" table:formula="of:=SUM([.N3:.Q3])" table:style-name="ce1">
            <text:p>1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" table:formula="of:=SUM([.T3:.W3])" table:style-name="ce1">
            <text:p>12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4">
            <text:p>2</text:p>
          </table:table-cell>
          <table:table-cell table:style-name="ce3"/>
          <table:table-cell office:value-type="float" office:value="4" table:style-name="ce6">
            <text:p>4</text:p>
          </table:table-cell>
          <table:table-cell office:value-type="float" office:value="4" table:style-name="ce7">
            <text:p>4</text:p>
          </table:table-cell>
          <table:table-cell table:style-name="ce3"/>
          <table:table-cell office:value-type="float" office:value="12" table:formula="of:=SUM([.D4:.I4])" table:style-name="ce1">
            <text:p>12</text:p>
          </table:table-cell>
          <table:table-cell table:number-columns-repeated="3" table:style-name="ce1"/>
          <table:table-cell office:value-type="float" office:value="2" table:formula="of:=[.D4]" table:style-name="ce9">
            <text:p>2</text:p>
          </table:table-cell>
          <table:table-cell office:value-type="float" office:value="2" table:formula="of:=[.E4]" table:style-name="ce4">
            <text:p>2</text:p>
          </table:table-cell>
          <table:table-cell office:value-type="float" office:value="4" table:formula="of:=[.G4]" table:style-name="ce6">
            <text:p>4</text:p>
          </table:table-cell>
          <table:table-cell office:value-type="float" office:value="4" table:formula="of:=[.H4]" table:style-name="ce7">
            <text:p>4</text:p>
          </table:table-cell>
          <table:table-cell office:value-type="float" office:value="12" table:formula="of:=SUM([.N4:.Q4])" table:style-name="ce1">
            <text:p>1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" table:formula="of:=SUM([.T4:.W4])" table:style-name="ce1">
            <text:p>12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4">
            <text:p>1</text:p>
          </table:table-cell>
          <table:table-cell table:style-name="ce3"/>
          <table:table-cell office:value-type="float" office:value="3" table:style-name="ce6">
            <text:p>3</text:p>
          </table:table-cell>
          <table:table-cell table:style-name="ce3"/>
          <table:table-cell office:value-type="float" office:value="5" table:style-name="ce8">
            <text:p>5</text:p>
          </table:table-cell>
          <table:table-cell office:value-type="float" office:value="12" table:formula="of:=SUM([.D5:.I5])" table:style-name="ce1">
            <text:p>12</text:p>
          </table:table-cell>
          <table:table-cell table:number-columns-repeated="3" table:style-name="ce1"/>
          <table:table-cell office:value-type="float" office:value="3" table:formula="of:=[.D5]" table:style-name="ce9">
            <text:p>3</text:p>
          </table:table-cell>
          <table:table-cell office:value-type="float" office:value="1" table:formula="of:=[.E5]" table:style-name="ce4">
            <text:p>1</text:p>
          </table:table-cell>
          <table:table-cell office:value-type="float" office:value="3" table:formula="of:=[.G5]" table:style-name="ce6">
            <text:p>3</text:p>
          </table:table-cell>
          <table:table-cell office:value-type="float" office:value="5" table:formula="of:=[.I5]" table:style-name="ce8">
            <text:p>5</text:p>
          </table:table-cell>
          <table:table-cell office:value-type="float" office:value="12" table:formula="of:=SUM([.N5:.Q5])" table:style-name="ce1">
            <text:p>1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" table:formula="of:=SUM([.T5:.W5])" table:style-name="ce1">
            <text:p>12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" table:style-name="ce3"/>
          <table:table-cell office:value-type="float" office:value="2" table:style-name="ce7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2" table:formula="of:=SUM([.D6:.I6])" table:style-name="ce1">
            <text:p>12</text:p>
          </table:table-cell>
          <table:table-cell table:number-columns-repeated="3" table:style-name="ce1"/>
          <table:table-cell office:value-type="float" office:value="3" table:formula="of:=[.D6]" table:style-name="ce9">
            <text:p>3</text:p>
          </table:table-cell>
          <table:table-cell office:value-type="float" office:value="3" table:formula="of:=[.E6]" table:style-name="ce4">
            <text:p>3</text:p>
          </table:table-cell>
          <table:table-cell office:value-type="float" office:value="2" table:formula="of:=[.H6]" table:style-name="ce7">
            <text:p>2</text:p>
          </table:table-cell>
          <table:table-cell office:value-type="float" office:value="4" table:formula="of:=[.I6]" table:style-name="ce8">
            <text:p>4</text:p>
          </table:table-cell>
          <table:table-cell office:value-type="float" office:value="12" table:formula="of:=SUM([.N6:.Q6])" table:style-name="ce1">
            <text:p>1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" table:formula="of:=SUM([.T6:.W6])" table:style-name="ce1">
            <text:p>12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9">
            <text:p>4</text:p>
          </table:table-cell>
          <table:table-cell table:style-name="ce3"/>
          <table:table-cell office:value-type="float" office:value="1" table:style-name="ce5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</text:p>
          </table:table-cell>
          <table:table-cell table:style-name="ce3"/>
          <table:table-cell office:value-type="float" office:value="15" table:formula="of:=SUM([.D7:.I7])" table:style-name="ce1">
            <text:p>15</text:p>
          </table:table-cell>
          <table:table-cell table:number-columns-repeated="3" table:style-name="ce1"/>
          <table:table-cell office:value-type="float" office:value="4" table:formula="of:=[.D7]" table:style-name="ce9">
            <text:p>4</text:p>
          </table:table-cell>
          <table:table-cell office:value-type="float" office:value="1" table:formula="of:=[.F7]" table:style-name="ce5">
            <text:p>1</text:p>
          </table:table-cell>
          <table:table-cell office:value-type="float" office:value="5" table:formula="of:=[.G7]" table:style-name="ce6">
            <text:p>5</text:p>
          </table:table-cell>
          <table:table-cell office:value-type="float" office:value="5" table:formula="of:=[.H7]" table:style-name="ce7">
            <text:p>5</text:p>
          </table:table-cell>
          <table:table-cell office:value-type="float" office:value="15" table:formula="of:=SUM([.N7:.Q7])" table:style-name="ce1">
            <text:p>15</text:p>
          </table:table-cell>
          <table:table-cell table:number-columns-repeated="5" table:style-name="ce1"/>
          <table:table-cell office:value-type="float" office:value="0" table:formula="of:=SUM([.T7:.W7])" table:style-name="ce1">
            <text:p>0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9">
            <text:p>4</text:p>
          </table:table-cell>
          <table:table-cell table:style-name="ce3"/>
          <table:table-cell office:value-type="float" office:value="1" table:style-name="ce5">
            <text:p>1</text:p>
          </table:table-cell>
          <table:table-cell office:value-type="float" office:value="5" table:style-name="ce6">
            <text:p>5</text:p>
          </table:table-cell>
          <table:table-cell table:style-name="ce3"/>
          <table:table-cell office:value-type="float" office:value="5" table:style-name="ce8">
            <text:p>5</text:p>
          </table:table-cell>
          <table:table-cell office:value-type="float" office:value="15" table:formula="of:=SUM([.D8:.I8])" table:style-name="ce1">
            <text:p>15</text:p>
          </table:table-cell>
          <table:table-cell table:number-columns-repeated="3" table:style-name="ce1"/>
          <table:table-cell office:value-type="float" office:value="4" table:formula="of:=[.D8]" table:style-name="ce9">
            <text:p>4</text:p>
          </table:table-cell>
          <table:table-cell office:value-type="float" office:value="1" table:formula="of:=[.F8]" table:style-name="ce5">
            <text:p>1</text:p>
          </table:table-cell>
          <table:table-cell office:value-type="float" office:value="5" table:formula="of:=[.G8]" table:style-name="ce7">
            <text:p>5</text:p>
          </table:table-cell>
          <table:table-cell office:value-type="float" office:value="5" table:formula="of:=[.I8]" table:style-name="ce8">
            <text:p>5</text:p>
          </table:table-cell>
          <table:table-cell office:value-type="float" office:value="15" table:formula="of:=SUM([.N8:.Q8])" table:style-name="ce1">
            <text:p>1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" table:formula="of:=SUM([.T8:.W8])" table:style-name="ce1">
            <text:p>12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9">
            <text:p>5</text:p>
          </table:table-cell>
          <table:table-cell table:style-name="ce3"/>
          <table:table-cell office:value-type="float" office:value="3" table:style-name="ce5">
            <text:p>3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6" table:formula="of:=SUM([.D9:.I9])" table:style-name="ce1">
            <text:p>16</text:p>
          </table:table-cell>
          <table:table-cell table:number-columns-repeated="3" table:style-name="ce1"/>
          <table:table-cell office:value-type="float" office:value="5" table:formula="of:=[.D9]" table:style-name="ce9">
            <text:p>5</text:p>
          </table:table-cell>
          <table:table-cell office:value-type="float" office:value="3" table:formula="of:=[.F9]" table:style-name="ce5">
            <text:p>3</text:p>
          </table:table-cell>
          <table:table-cell office:value-type="float" office:value="3" table:formula="of:=[.H9]" table:style-name="ce7">
            <text:p>3</text:p>
          </table:table-cell>
          <table:table-cell office:value-type="float" office:value="5" table:formula="of:=[.I9]" table:style-name="ce8">
            <text:p>5</text:p>
          </table:table-cell>
          <table:table-cell office:value-type="float" office:value="16" table:formula="of:=SUM([.N9:.Q9])" table:style-name="ce1">
            <text:p>16</text:p>
          </table:table-cell>
          <table:table-cell table:number-columns-repeated="5" table:style-name="ce1"/>
          <table:table-cell office:value-type="float" office:value="0" table:formula="of:=SUM([.T9:.W9])" table:style-name="ce1">
            <text:p>0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9">
            <text:p>5</text:p>
          </table:table-cell>
          <table:table-cell table:number-columns-repeated="2" table:style-name="ce3"/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5" table:formula="of:=SUM([.D10:.I10])" table:style-name="ce1">
            <text:p>15</text:p>
          </table:table-cell>
          <table:table-cell table:number-columns-repeated="3" table:style-name="ce1"/>
          <table:table-cell office:value-type="float" office:value="5" table:formula="of:=[.D10]" table:style-name="ce9">
            <text:p>5</text:p>
          </table:table-cell>
          <table:table-cell office:value-type="float" office:value="2" table:formula="of:=[.G10]" table:style-name="ce6">
            <text:p>2</text:p>
          </table:table-cell>
          <table:table-cell office:value-type="float" office:value="3" table:formula="of:=[.H10]" table:style-name="ce7">
            <text:p>3</text:p>
          </table:table-cell>
          <table:table-cell office:value-type="float" office:value="5" table:formula="of:=[.I10]" table:style-name="ce8">
            <text:p>5</text:p>
          </table:table-cell>
          <table:table-cell office:value-type="float" office:value="15" table:formula="of:=SUM([.N10:.Q10])" table:style-name="ce1">
            <text:p>15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formula="of:=SUM([.T10:.W10])" table:style-name="ce1">
            <text:p>6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4" table:style-name="ce4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7">
            <text:p>4</text:p>
          </table:table-cell>
          <table:table-cell table:style-name="ce3"/>
          <table:table-cell office:value-type="float" office:value="16" table:formula="of:=SUM([.D11:.I11])" table:style-name="ce1">
            <text:p>16</text:p>
          </table:table-cell>
          <table:table-cell table:number-columns-repeated="3" table:style-name="ce1"/>
          <table:table-cell office:value-type="float" office:value="4" table:formula="of:=[.E11]" table:style-name="ce4">
            <text:p>4</text:p>
          </table:table-cell>
          <table:table-cell office:value-type="float" office:value="4" table:formula="of:=[.F11]" table:style-name="ce5">
            <text:p>4</text:p>
          </table:table-cell>
          <table:table-cell office:value-type="float" office:value="4" table:formula="of:=[.G11]" table:style-name="ce6">
            <text:p>4</text:p>
          </table:table-cell>
          <table:table-cell office:value-type="float" office:value="4" table:formula="of:=[.H11]" table:style-name="ce7">
            <text:p>4</text:p>
          </table:table-cell>
          <table:table-cell office:value-type="float" office:value="16" table:formula="of:=SUM([.N11:.Q11])" table:style-name="ce1">
            <text:p>16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formula="of:=SUM([.T11:.W11])" table:style-name="ce1">
            <text:p>6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4" table:style-name="ce4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6">
            <text:p>4</text:p>
          </table:table-cell>
          <table:table-cell table:style-name="ce3"/>
          <table:table-cell office:value-type="float" office:value="4" table:style-name="ce8">
            <text:p>4</text:p>
          </table:table-cell>
          <table:table-cell office:value-type="float" office:value="16" table:formula="of:=SUM([.D12:.I12])" table:style-name="ce1">
            <text:p>16</text:p>
          </table:table-cell>
          <table:table-cell table:number-columns-repeated="3" table:style-name="ce1"/>
          <table:table-cell office:value-type="float" office:value="4" table:formula="of:=[.E12]" table:style-name="ce4">
            <text:p>4</text:p>
          </table:table-cell>
          <table:table-cell office:value-type="float" office:value="4" table:formula="of:=[.F12]" table:style-name="ce5">
            <text:p>4</text:p>
          </table:table-cell>
          <table:table-cell office:value-type="float" office:value="4" table:formula="of:=[.G12]" table:style-name="ce6">
            <text:p>4</text:p>
          </table:table-cell>
          <table:table-cell office:value-type="float" office:value="4" table:formula="of:=[.I12]" table:style-name="ce8">
            <text:p>4</text:p>
          </table:table-cell>
          <table:table-cell office:value-type="float" office:value="16" table:formula="of:=SUM([.N12:.Q12])" table:style-name="ce1">
            <text:p>16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formula="of:=SUM([.T12:.W12])" table:style-name="ce1">
            <text:p>6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5" table:style-name="ce4">
            <text:p>5</text:p>
          </table:table-cell>
          <table:table-cell office:value-type="float" office:value="5" table:style-name="ce5">
            <text:p>5</text:p>
          </table:table-cell>
          <table:table-cell table:style-name="ce3"/>
          <table:table-cell office:value-type="float" office:value="4" table:style-name="ce7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18" table:formula="of:=SUM([.D13:.I13])" table:style-name="ce1">
            <text:p>18</text:p>
          </table:table-cell>
          <table:table-cell table:number-columns-repeated="3" table:style-name="ce1"/>
          <table:table-cell office:value-type="float" office:value="5" table:formula="of:=[.E13]" table:style-name="ce4">
            <text:p>5</text:p>
          </table:table-cell>
          <table:table-cell office:value-type="float" office:value="5" table:formula="of:=[.F13]" table:style-name="ce5">
            <text:p>5</text:p>
          </table:table-cell>
          <table:table-cell office:value-type="float" office:value="4" table:formula="of:=[.H13]" table:style-name="ce7">
            <text:p>4</text:p>
          </table:table-cell>
          <table:table-cell office:value-type="float" office:value="4" table:formula="of:=[.I13]" table:style-name="ce8">
            <text:p>4</text:p>
          </table:table-cell>
          <table:table-cell office:value-type="float" office:value="18" table:formula="of:=SUM([.N13:.Q13])" table:style-name="ce1">
            <text:p>18</text:p>
          </table:table-cell>
          <table:table-cell table:number-columns-repeated="5" table:style-name="ce1"/>
          <table:table-cell office:value-type="float" office:value="0" table:formula="of:=SUM([.T13:.W13])" table:style-name="ce1">
            <text:p>0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5" table:style-name="ce4">
            <text:p>5</text:p>
          </table:table-cell>
          <table:table-cell table:style-name="ce3"/>
          <table:table-cell office:value-type="float" office:value="5" table:style-name="ce6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20" table:formula="of:=SUM([.D14:.I14])" table:style-name="ce1">
            <text:p>20</text:p>
          </table:table-cell>
          <table:table-cell table:number-columns-repeated="3" table:style-name="ce1"/>
          <table:table-cell office:value-type="float" office:value="5" table:formula="of:=[.E14]" table:style-name="ce4">
            <text:p>5</text:p>
          </table:table-cell>
          <table:table-cell office:value-type="float" office:value="5" table:formula="of:=[.G14]" table:style-name="ce6">
            <text:p>5</text:p>
          </table:table-cell>
          <table:table-cell office:value-type="float" office:value="5" table:formula="of:=[.H14]" table:style-name="ce7">
            <text:p>5</text:p>
          </table:table-cell>
          <table:table-cell office:value-type="float" office:value="5" table:formula="of:=[.I14]" table:style-name="ce8">
            <text:p>5</text:p>
          </table:table-cell>
          <table:table-cell office:value-type="float" office:value="20" table:formula="of:=SUM([.N14:.Q14])" table:style-name="ce1">
            <text:p>20</text:p>
          </table:table-cell>
          <table:table-cell table:number-columns-repeated="5" table:style-name="ce1"/>
          <table:table-cell office:value-type="float" office:value="0" table:formula="of:=SUM([.T14:.W14])" table:style-name="ce1">
            <text:p>0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office:value-type="float" office:value="5" table:style-name="ce5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20" table:formula="of:=SUM([.D15:.I15])" table:style-name="ce1">
            <text:p>20</text:p>
          </table:table-cell>
          <table:table-cell table:number-columns-repeated="3" table:style-name="ce1"/>
          <table:table-cell office:value-type="float" office:value="5" table:formula="of:=[.F15]" table:style-name="ce4">
            <text:p>5</text:p>
          </table:table-cell>
          <table:table-cell office:value-type="float" office:value="5" table:formula="of:=[.G15]" table:style-name="ce5">
            <text:p>5</text:p>
          </table:table-cell>
          <table:table-cell office:value-type="float" office:value="5" table:formula="of:=[.H15]" table:style-name="ce7">
            <text:p>5</text:p>
          </table:table-cell>
          <table:table-cell office:value-type="float" office:value="5" table:formula="of:=[.I15]" table:style-name="ce8">
            <text:p>5</text:p>
          </table:table-cell>
          <table:table-cell office:value-type="float" office:value="20" table:formula="of:=SUM([.N15:.Q15])" table:style-name="ce1">
            <text:p>20</text:p>
          </table:table-cell>
          <table:table-cell table:number-columns-repeated="5" table:style-name="ce1"/>
          <table:table-cell office:value-type="float" office:value="0" table:formula="of:=SUM([.T15:.W15])" table:style-name="ce1">
            <text:p>0</text:p>
          </table:table-cell>
          <table:table-cell table:number-columns-repeated="16360"/>
        </table:table-row>
        <table:table-row table:style-name="ro1"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30" table:formula="of:=SUM([.D1:.D15])" table:style-name="ce1">
            <text:p>30</text:p>
          </table:table-cell>
          <table:table-cell office:value-type="float" office:value="29" table:formula="of:=SUM([.E1:.E15])" table:style-name="ce1">
            <text:p>29</text:p>
          </table:table-cell>
          <table:table-cell office:value-type="float" office:value="35" table:formula="of:=SUM([.F1:.F15])" table:style-name="ce1">
            <text:p>35</text:p>
          </table:table-cell>
          <table:table-cell office:value-type="float" office:value="42" table:formula="of:=SUM([.G1:.G15])" table:style-name="ce1">
            <text:p>42</text:p>
          </table:table-cell>
          <table:table-cell office:value-type="float" office:value="40" table:formula="of:=SUM([.H1:.H15])" table:style-name="ce1">
            <text:p>40</text:p>
          </table:table-cell>
          <table:table-cell office:value-type="float" office:value="47" table:formula="of:=SUM([.I1:.I15])" table:style-name="ce1">
            <text:p>47</text:p>
          </table:table-cell>
          <table:table-cell office:value-type="float" office:value="12" table:style-name="ce1">
            <text:p>12</text:p>
          </table:table-cell>
          <table:table-cell table:number-columns-repeated="3" table:style-name="ce1"/>
          <table:table-cell office:value-type="float" office:value="53" table:formula="of:=SUM([.N1:.N15])" table:style-name="ce1">
            <text:p>53</text:p>
          </table:table-cell>
          <table:table-cell office:value-type="float" office:value="41" table:formula="of:=SUM([.O1:.O15])" table:style-name="ce1">
            <text:p>41</text:p>
          </table:table-cell>
          <table:table-cell office:value-type="float" office:value="59" table:formula="of:=SUM([.P1:.P15])" table:style-name="ce1">
            <text:p>59</text:p>
          </table:table-cell>
          <table:table-cell office:value-type="float" office:value="70" table:formula="of:=SUM([.Q1:.Q15])" table:style-name="ce1">
            <text:p>70</text:p>
          </table:table-cell>
          <table:table-cell table:style-name="ce1"/>
          <table:table-cell office:value-type="float" office:value="55.75" table:formula="of:=AVERAGE([.N16:.Q16])" table:style-name="ce1">
            <text:p>55.75</text:p>
          </table:table-cell>
          <table:table-cell table:number-columns-repeated="16365" table:style-name="ce1"/>
        </table:table-row>
        <table:table-row table:style-name="ro1">
          <table:table-cell table:number-columns-repeated="19"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6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6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6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6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formula="of:=[.D18]*[.A24]" table:style-name="ce1">
            <text:p>0</text:p>
          </table:table-cell>
          <table:table-cell office:value-type="float" office:value="0" table:formula="of:=[.E18]*[.A24]" table:style-name="ce1">
            <text:p>0</text:p>
          </table:table-cell>
          <table:table-cell office:value-type="float" office:value="0" table:formula="of:=[.F18]*[.A24]" table:style-name="ce1">
            <text:p>0</text:p>
          </table:table-cell>
          <table:table-cell office:value-type="float" office:value="0" table:formula="of:=[.G18]*[.D24]" table:style-name="ce1">
            <text:p>0</text:p>
          </table:table-cell>
          <table:table-cell office:value-type="float" office:value="0" table:formula="of:=[.H18]*[.A24]" table:style-name="ce1">
            <text:p>0</text:p>
          </table:table-cell>
          <table:table-cell office:value-type="float" office:value="0" table:formula="of:=[.I18]*[.A24]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formula="of:=[.D19]*[.A25]" table:style-name="ce1">
            <text:p>0</text:p>
          </table:table-cell>
          <table:table-cell office:value-type="float" office:value="0" table:formula="of:=[.E19]*[.A25]" table:style-name="ce1">
            <text:p>0</text:p>
          </table:table-cell>
          <table:table-cell office:value-type="float" office:value="0" table:formula="of:=[.F19]*[.A25]" table:style-name="ce1">
            <text:p>0</text:p>
          </table:table-cell>
          <table:table-cell office:value-type="float" office:value="0" table:formula="of:=[.G19]*[.D25]" table:style-name="ce1">
            <text:p>0</text:p>
          </table:table-cell>
          <table:table-cell office:value-type="float" office:value="0" table:formula="of:=[.H19]*[.A25]" table:style-name="ce1">
            <text:p>0</text:p>
          </table:table-cell>
          <table:table-cell office:value-type="float" office:value="0" table:formula="of:=[.I19]*[.A25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formula="of:=[.D20]*[.A26]" table:style-name="ce1">
            <text:p>0</text:p>
          </table:table-cell>
          <table:table-cell office:value-type="float" office:value="0" table:formula="of:=[.E20]*[.A26]" table:style-name="ce1">
            <text:p>0</text:p>
          </table:table-cell>
          <table:table-cell office:value-type="float" office:value="0" table:formula="of:=[.F20]*[.A26]" table:style-name="ce1">
            <text:p>0</text:p>
          </table:table-cell>
          <table:table-cell office:value-type="float" office:value="0" table:formula="of:=[.G20]*[.D26]" table:style-name="ce1">
            <text:p>0</text:p>
          </table:table-cell>
          <table:table-cell office:value-type="float" office:value="0" table:formula="of:=[.H20]*[.A26]" table:style-name="ce1">
            <text:p>0</text:p>
          </table:table-cell>
          <table:table-cell office:value-type="float" office:value="0" table:formula="of:=[.I20]*[.A26]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formula="of:=[.D21]*[.A27]" table:style-name="ce1">
            <text:p>0</text:p>
          </table:table-cell>
          <table:table-cell office:value-type="float" office:value="0" table:formula="of:=[.E21]*[.A27]" table:style-name="ce1">
            <text:p>0</text:p>
          </table:table-cell>
          <table:table-cell office:value-type="float" office:value="0" table:formula="of:=[.F21]*[.A27]" table:style-name="ce1">
            <text:p>0</text:p>
          </table:table-cell>
          <table:table-cell office:value-type="float" office:value="0" table:formula="of:=[.G21]*[.D27]" table:style-name="ce1">
            <text:p>0</text:p>
          </table:table-cell>
          <table:table-cell office:value-type="float" office:value="0" table:formula="of:=[.H21]*[.A27]" table:style-name="ce1">
            <text:p>0</text:p>
          </table:table-cell>
          <table:table-cell office:value-type="float" office:value="0" table:formula="of:=[.I21]*[.A27]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formula="of:=[.D22]*[.A28]" table:style-name="ce1">
            <text:p>0</text:p>
          </table:table-cell>
          <table:table-cell office:value-type="float" office:value="0" table:formula="of:=[.E22]*[.A28]" table:style-name="ce1">
            <text:p>0</text:p>
          </table:table-cell>
          <table:table-cell office:value-type="float" office:value="0" table:formula="of:=[.F22]*[.A28]" table:style-name="ce1">
            <text:p>0</text:p>
          </table:table-cell>
          <table:table-cell office:value-type="float" office:value="0" table:formula="of:=[.G22]*[.D28]" table:style-name="ce1">
            <text:p>0</text:p>
          </table:table-cell>
          <table:table-cell office:value-type="float" office:value="0" table:formula="of:=[.H22]*[.A28]" table:style-name="ce1">
            <text:p>0</text:p>
          </table:table-cell>
          <table:table-cell office:value-type="float" office:value="0" table:formula="of:=[.I22]*[.A28]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10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10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1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5_digit_Combos" table:style-name="ta2">
        <table:table-column table:style-name="co8" table:default-cell-style-name="ce1"/>
        <table:table-column table:style-name="co14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10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9" table:default-cell-style-name="ce1"/>
        <table:table-column table:style-name="co17" table:default-cell-style-name="ce1"/>
        <table:table-column table:style-name="co11" table:number-columns-repeated="5" table:default-cell-style-name="ce1"/>
        <table:table-column table:style-name="co6" table:default-cell-style-name="ce1"/>
        <table:table-column table:style-name="co8" table:default-cell-style-name="ce1"/>
        <table:table-column table:style-name="co14" table:default-cell-style-name="ce1"/>
        <table:table-column table:style-name="co10" table:default-cell-style-name="ce1"/>
        <table:table-column table:style-name="co14" table:default-cell-style-name="ce1"/>
        <table:table-column table:style-name="co11" table:default-cell-style-name="ce1"/>
        <table:table-column table:style-name="co17" table:default-cell-style-name="ce1"/>
        <table:table-column table:style-name="co8" table:number-columns-repeated="16359" table:default-cell-style-name="ce1"/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7">
            <text:p>5</text:p>
          </table:table-cell>
          <table:table-cell table:style-name="ce3"/>
          <table:table-cell office:value-type="float" office:value="15" table:formula="of:=SUM([.D1:.I1])" table:style-name="ce1">
            <text:p>15</text:p>
          </table:table-cell>
          <table:table-cell table:number-columns-repeated="3" table:style-name="ce1"/>
          <table:table-cell office:value-type="float" office:value="1" table:formula="of:=[.D1]" table:style-name="ce9">
            <text:p>1</text:p>
          </table:table-cell>
          <table:table-cell office:value-type="float" office:value="2" table:formula="of:=[.E1]" table:style-name="ce4">
            <text:p>2</text:p>
          </table:table-cell>
          <table:table-cell office:value-type="float" office:value="3" table:formula="of:=[.F1]" table:style-name="ce5">
            <text:p>3</text:p>
          </table:table-cell>
          <table:table-cell office:value-type="float" office:value="4" table:formula="of:=[.G1]" table:style-name="ce6">
            <text:p>4</text:p>
          </table:table-cell>
          <table:table-cell office:value-type="float" office:value="5" table:formula="of:=[.H1]" table:style-name="ce7">
            <text:p>5</text:p>
          </table:table-cell>
          <table:table-cell office:value-type="float" office:value="15" table:formula="of:=SUM([.N1:.R1])" table:style-name="ce1">
            <text:p>15</text:p>
          </table:table-cell>
          <table:table-cell table:number-columns-repeated="5" table:style-name="ce1"/>
          <table:table-cell office:value-type="float" office:value="0" table:formula="of:=SUM([.U1:.X1])" table:style-name="ce1">
            <text:p>0</text:p>
          </table:table-cell>
          <table:table-cell table:number-columns-repeated="16359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6">
            <text:p>5</text:p>
          </table:table-cell>
          <table:table-cell table:style-name="ce3"/>
          <table:table-cell office:value-type="float" office:value="1" table:style-name="ce8">
            <text:p>1</text:p>
          </table:table-cell>
          <table:table-cell office:value-type="float" office:value="15" table:formula="of:=SUM([.D2:.I2])" table:style-name="ce1">
            <text:p>15</text:p>
          </table:table-cell>
          <table:table-cell table:number-columns-repeated="3" table:style-name="ce1"/>
          <table:table-cell office:value-type="float" office:value="2" table:formula="of:=[.D2]" table:style-name="ce9">
            <text:p>2</text:p>
          </table:table-cell>
          <table:table-cell office:value-type="float" office:value="3" table:formula="of:=[.E2]" table:style-name="ce4">
            <text:p>3</text:p>
          </table:table-cell>
          <table:table-cell office:value-type="float" office:value="4" table:formula="of:=[.F2]" table:style-name="ce5">
            <text:p>4</text:p>
          </table:table-cell>
          <table:table-cell office:value-type="float" office:value="5" table:formula="of:=[.G2]" table:style-name="ce6">
            <text:p>5</text:p>
          </table:table-cell>
          <table:table-cell office:value-type="float" office:value="1" table:formula="of:=[.I2]" table:style-name="ce8">
            <text:p>1</text:p>
          </table:table-cell>
          <table:table-cell office:value-type="float" office:value="15" table:formula="of:=SUM([.N2:.R2])" table:style-name="ce1">
            <text:p>15</text:p>
          </table:table-cell>
          <table:table-cell table:number-columns-repeated="5" table:style-name="ce1"/>
          <table:table-cell office:value-type="float" office:value="0" table:formula="of:=SUM([.U2:.X2])" table:style-name="ce1">
            <text:p>0</text:p>
          </table:table-cell>
          <table:table-cell table:number-columns-repeated="16359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5">
            <text:p>5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5" table:formula="of:=SUM([.D3:.I3])" table:style-name="ce1">
            <text:p>15</text:p>
          </table:table-cell>
          <table:table-cell table:number-columns-repeated="3" table:style-name="ce1"/>
          <table:table-cell office:value-type="float" office:value="3" table:formula="of:=[.D3]" table:style-name="ce9">
            <text:p>3</text:p>
          </table:table-cell>
          <table:table-cell office:value-type="float" office:value="4" table:formula="of:=[.E3]" table:style-name="ce4">
            <text:p>4</text:p>
          </table:table-cell>
          <table:table-cell office:value-type="float" office:value="5" table:formula="of:=[.F3]" table:style-name="ce5">
            <text:p>5</text:p>
          </table:table-cell>
          <table:table-cell office:value-type="float" office:value="1" table:formula="of:=[.H3]" table:style-name="ce7">
            <text:p>1</text:p>
          </table:table-cell>
          <table:table-cell office:value-type="float" office:value="2" table:formula="of:=[.I3]" table:style-name="ce8">
            <text:p>2</text:p>
          </table:table-cell>
          <table:table-cell office:value-type="float" office:value="15" table:formula="of:=SUM([.N3:.R3])" table:style-name="ce1">
            <text:p>15</text:p>
          </table:table-cell>
          <table:table-cell table:number-columns-repeated="5" table:style-name="ce1"/>
          <table:table-cell office:value-type="float" office:value="0" table:formula="of:=SUM([.U3:.X3])" table:style-name="ce1">
            <text:p>0</text:p>
          </table:table-cell>
          <table:table-cell table:number-columns-repeated="16359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4">
            <text:p>5</text:p>
          </table:table-cell>
          <table:table-cell table:style-name="ce3"/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15" table:formula="of:=SUM([.D4:.I4])" table:style-name="ce1">
            <text:p>15</text:p>
          </table:table-cell>
          <table:table-cell table:number-columns-repeated="3" table:style-name="ce1"/>
          <table:table-cell office:value-type="float" office:value="4" table:formula="of:=[.D4]" table:style-name="ce9">
            <text:p>4</text:p>
          </table:table-cell>
          <table:table-cell office:value-type="float" office:value="5" table:formula="of:=[.E4]" table:style-name="ce4">
            <text:p>5</text:p>
          </table:table-cell>
          <table:table-cell office:value-type="float" office:value="1" table:formula="of:=[.G4]" table:style-name="ce6">
            <text:p>1</text:p>
          </table:table-cell>
          <table:table-cell office:value-type="float" office:value="2" table:formula="of:=[.H4]" table:style-name="ce7">
            <text:p>2</text:p>
          </table:table-cell>
          <table:table-cell office:value-type="float" office:value="3" table:formula="of:=[.I4]" table:style-name="ce8">
            <text:p>3</text:p>
          </table:table-cell>
          <table:table-cell office:value-type="float" office:value="15" table:formula="of:=SUM([.N4:.R4])" table:style-name="ce1">
            <text:p>15</text:p>
          </table:table-cell>
          <table:table-cell table:number-columns-repeated="5" table:style-name="ce1"/>
          <table:table-cell office:value-type="float" office:value="0" table:formula="of:=SUM([.U4:.X4])" table:style-name="ce1">
            <text:p>0</text:p>
          </table:table-cell>
          <table:table-cell table:number-columns-repeated="16359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5" table:formula="of:=SUM([.D5:.I5])" table:style-name="ce1">
            <text:p>15</text:p>
          </table:table-cell>
          <table:table-cell table:number-columns-repeated="3" table:style-name="ce1"/>
          <table:table-cell office:value-type="float" office:value="5" table:formula="of:=[.D5]" table:style-name="ce9">
            <text:p>5</text:p>
          </table:table-cell>
          <table:table-cell office:value-type="float" office:value="1" table:formula="of:=[.F5]" table:style-name="ce5">
            <text:p>1</text:p>
          </table:table-cell>
          <table:table-cell office:value-type="float" office:value="2" table:formula="of:=[.G5]" table:style-name="ce6">
            <text:p>2</text:p>
          </table:table-cell>
          <table:table-cell office:value-type="float" office:value="3" table:formula="of:=[.H5]" table:style-name="ce7">
            <text:p>3</text:p>
          </table:table-cell>
          <table:table-cell office:value-type="float" office:value="4" table:formula="of:=[.I5]" table:style-name="ce8">
            <text:p>4</text:p>
          </table:table-cell>
          <table:table-cell office:value-type="float" office:value="15" table:formula="of:=SUM([.N5:.R5])" table:style-name="ce1">
            <text:p>15</text:p>
          </table:table-cell>
          <table:table-cell table:number-columns-repeated="5" table:style-name="ce1"/>
          <table:table-cell office:value-type="float" office:value="0" table:formula="of:=SUM([.U5:.X5])" table:style-name="ce1">
            <text:p>0</text:p>
          </table:table-cell>
          <table:table-cell table:number-columns-repeated="16359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15" table:formula="of:=SUM([.D6:.I6])" table:style-name="ce1">
            <text:p>15</text:p>
          </table:table-cell>
          <table:table-cell table:number-columns-repeated="3" table:style-name="ce1"/>
          <table:table-cell office:value-type="float" office:value="1" table:formula="of:=[.E6]" table:style-name="ce4">
            <text:p>1</text:p>
          </table:table-cell>
          <table:table-cell office:value-type="float" office:value="2" table:formula="of:=[.F6]" table:style-name="ce5">
            <text:p>2</text:p>
          </table:table-cell>
          <table:table-cell office:value-type="float" office:value="3" table:formula="of:=[.G6]" table:style-name="ce6">
            <text:p>3</text:p>
          </table:table-cell>
          <table:table-cell office:value-type="float" office:value="4" table:formula="of:=[.H6]" table:style-name="ce7">
            <text:p>4</text:p>
          </table:table-cell>
          <table:table-cell office:value-type="float" office:value="5" table:formula="of:=[.I6]" table:style-name="ce8">
            <text:p>5</text:p>
          </table:table-cell>
          <table:table-cell office:value-type="float" office:value="15" table:formula="of:=SUM([.N6:.R6])" table:style-name="ce1">
            <text:p>15</text:p>
          </table:table-cell>
          <table:table-cell table:number-columns-repeated="5" table:style-name="ce1"/>
          <table:table-cell office:value-type="float" office:value="0" table:formula="of:=SUM([.U6:.X6])" table:style-name="ce1">
            <text:p>0</text:p>
          </table:table-cell>
          <table:table-cell table:number-columns-repeated="16359"/>
        </table:table-row>
        <table:table-row table:style-name="ro1"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15" table:formula="of:=SUM([.D1:.D6])" table:style-name="ce1">
            <text:p>15</text:p>
          </table:table-cell>
          <table:table-cell office:value-type="float" office:value="15" table:formula="of:=SUM([.E1:.E6])" table:style-name="ce1">
            <text:p>15</text:p>
          </table:table-cell>
          <table:table-cell office:value-type="float" office:value="15" table:formula="of:=SUM([.F1:.F6])" table:style-name="ce1">
            <text:p>15</text:p>
          </table:table-cell>
          <table:table-cell office:value-type="float" office:value="15" table:formula="of:=SUM([.G1:.G6])" table:style-name="ce1">
            <text:p>15</text:p>
          </table:table-cell>
          <table:table-cell office:value-type="float" office:value="15" table:formula="of:=SUM([.H1:.H6])" table:style-name="ce1">
            <text:p>15</text:p>
          </table:table-cell>
          <table:table-cell office:value-type="float" office:value="15" table:formula="of:=SUM([.I1:.I6])" table:style-name="ce1">
            <text:p>15</text:p>
          </table:table-cell>
          <table:table-cell office:value-type="float" office:value="12" table:style-name="ce1">
            <text:p>12</text:p>
          </table:table-cell>
          <table:table-cell table:number-columns-repeated="3" table:style-name="ce1"/>
          <table:table-cell office:value-type="float" office:value="16" table:formula="of:=SUM([.N1:.N6])" table:style-name="ce1">
            <text:p>16</text:p>
          </table:table-cell>
          <table:table-cell office:value-type="float" office:value="17" table:formula="of:=SUM([.O1:.O6])" table:style-name="ce1">
            <text:p>17</text:p>
          </table:table-cell>
          <table:table-cell office:value-type="float" office:value="18" table:formula="of:=SUM([.P1:.P6])" table:style-name="ce1">
            <text:p>18</text:p>
          </table:table-cell>
          <table:table-cell office:value-type="float" office:value="19" table:formula="of:=SUM([.Q1:.Q6])" table:style-name="ce1">
            <text:p>19</text:p>
          </table:table-cell>
          <table:table-cell office:value-type="float" office:value="20" table:formula="of:=SUM([.R1:.R6])" table:style-name="ce1">
            <text:p>20</text:p>
          </table:table-cell>
          <table:table-cell table:style-name="ce1"/>
          <table:table-cell office:value-type="float" office:value="17.5" table:formula="of:=AVERAGE([.N7:.Q7])" table:style-name="ce1">
            <text:p>17.5</text:p>
          </table:table-cell>
          <table:table-cell table:number-columns-repeated="16364" table:style-name="ce1"/>
        </table:table-row>
        <table:table-row table:style-name="ro1">
          <table:table-cell table:number-columns-repeated="20"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6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6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6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1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6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formula="of:=[.D9]*[.A15]" table:style-name="ce1">
            <text:p>0</text:p>
          </table:table-cell>
          <table:table-cell office:value-type="float" office:value="0" table:formula="of:=[.E9]*[.A15]" table:style-name="ce1">
            <text:p>0</text:p>
          </table:table-cell>
          <table:table-cell office:value-type="float" office:value="0" table:formula="of:=[.F9]*[.A15]" table:style-name="ce1">
            <text:p>0</text:p>
          </table:table-cell>
          <table:table-cell office:value-type="float" office:value="0" table:formula="of:=[.G9]*[.D15]" table:style-name="ce1">
            <text:p>0</text:p>
          </table:table-cell>
          <table:table-cell office:value-type="float" office:value="0" table:formula="of:=[.H9]*[.A15]" table:style-name="ce1">
            <text:p>0</text:p>
          </table:table-cell>
          <table:table-cell office:value-type="float" office:value="0" table:formula="of:=[.I9]*[.A15]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formula="of:=[.D10]*[.A16]" table:style-name="ce1">
            <text:p>0</text:p>
          </table:table-cell>
          <table:table-cell office:value-type="float" office:value="0" table:formula="of:=[.E10]*[.A16]" table:style-name="ce1">
            <text:p>0</text:p>
          </table:table-cell>
          <table:table-cell office:value-type="float" office:value="0" table:formula="of:=[.F10]*[.A16]" table:style-name="ce1">
            <text:p>0</text:p>
          </table:table-cell>
          <table:table-cell office:value-type="float" office:value="0" table:formula="of:=[.G10]*[.D16]" table:style-name="ce1">
            <text:p>0</text:p>
          </table:table-cell>
          <table:table-cell office:value-type="float" office:value="0" table:formula="of:=[.H10]*[.A16]" table:style-name="ce1">
            <text:p>0</text:p>
          </table:table-cell>
          <table:table-cell office:value-type="float" office:value="0" table:formula="of:=[.I10]*[.A16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formula="of:=[.D11]*[.A17]" table:style-name="ce1">
            <text:p>0</text:p>
          </table:table-cell>
          <table:table-cell office:value-type="float" office:value="0" table:formula="of:=[.E11]*[.A17]" table:style-name="ce1">
            <text:p>0</text:p>
          </table:table-cell>
          <table:table-cell office:value-type="float" office:value="0" table:formula="of:=[.F11]*[.A17]" table:style-name="ce1">
            <text:p>0</text:p>
          </table:table-cell>
          <table:table-cell office:value-type="float" office:value="0" table:formula="of:=[.G11]*[.D17]" table:style-name="ce1">
            <text:p>0</text:p>
          </table:table-cell>
          <table:table-cell office:value-type="float" office:value="0" table:formula="of:=[.H11]*[.A17]" table:style-name="ce1">
            <text:p>0</text:p>
          </table:table-cell>
          <table:table-cell office:value-type="float" office:value="0" table:formula="of:=[.I11]*[.A17]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formula="of:=[.D12]*[.A18]" table:style-name="ce1">
            <text:p>0</text:p>
          </table:table-cell>
          <table:table-cell office:value-type="float" office:value="0" table:formula="of:=[.E12]*[.A18]" table:style-name="ce1">
            <text:p>0</text:p>
          </table:table-cell>
          <table:table-cell office:value-type="float" office:value="0" table:formula="of:=[.F12]*[.A18]" table:style-name="ce1">
            <text:p>0</text:p>
          </table:table-cell>
          <table:table-cell office:value-type="float" office:value="0" table:formula="of:=[.G12]*[.D18]" table:style-name="ce1">
            <text:p>0</text:p>
          </table:table-cell>
          <table:table-cell office:value-type="float" office:value="0" table:formula="of:=[.H12]*[.A18]" table:style-name="ce1">
            <text:p>0</text:p>
          </table:table-cell>
          <table:table-cell office:value-type="float" office:value="0" table:formula="of:=[.I12]*[.A18]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formula="of:=[.D13]*[.A19]" table:style-name="ce1">
            <text:p>0</text:p>
          </table:table-cell>
          <table:table-cell office:value-type="float" office:value="0" table:formula="of:=[.E13]*[.A19]" table:style-name="ce1">
            <text:p>0</text:p>
          </table:table-cell>
          <table:table-cell office:value-type="float" office:value="0" table:formula="of:=[.F13]*[.A19]" table:style-name="ce1">
            <text:p>0</text:p>
          </table:table-cell>
          <table:table-cell office:value-type="float" office:value="0" table:formula="of:=[.G13]*[.D19]" table:style-name="ce1">
            <text:p>0</text:p>
          </table:table-cell>
          <table:table-cell office:value-type="float" office:value="0" table:formula="of:=[.H13]*[.A19]" table:style-name="ce1">
            <text:p>0</text:p>
          </table:table-cell>
          <table:table-cell office:value-type="float" office:value="0" table:formula="of:=[.I13]*[.A19]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number-columns-repeated="10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number-columns-repeated="10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number-rows-repeated="1048553" table:style-name="ro1">
          <table:table-cell table:number-columns-repeated="16384"/>
        </table:table-row>
      </table:table>
      <table:database-ranges>
        <table:database-range table:target-range-address="Rectangles.K28:Rectangles.K42" table:contains-header="false">
          <table:sort>
            <table:sort-by table:field-number="0"/>
          </table:sort>
        </table:database-range>
        <table:database-range table:target-range-address="4_digit_Combos.T1:4_digit_Combos.W6" table:contains-header="false">
          <table:sort>
            <table:sort-by table:field-number="0"/>
            <table:sort-by table:field-number="1"/>
            <table:sort-by table:field-number="2"/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hristopher Kemerait</dc:creator>
    <meta:creation-date>2009-04-16T11:32:48Z</meta:creation-date>
    <dc:date>2014-09-10T21:46:22Z</dc:date>
    <meta:editing-cycles>9</meta:editing-cycles>
    <meta:editing-duration>PT63010S</meta:editing-duration>
    <meta:user-defined meta:name="Info 1"/>
    <meta:user-defined meta:name="Info 2"/>
    <meta:user-defined meta:name="Info 3"/>
    <meta:user-defined meta:name="Info 4"/>
  </office:meta>
</office:document-meta>
</file>